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ocao-facebook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4177" calcext:value-type="float">
            <text:p>417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28" calcext:value-type="float">
            <text:p>12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2561" calcext:value-type="float">
            <text:p>256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/>
          <table:table-cell table:style-name="ce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2446" calcext:value-type="float">
            <text:p>244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2371" calcext:value-type="float">
            <text:p>237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3120" calcext:value-type="float">
            <text:p>312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2287" calcext:value-type="float">
            <text:p>2287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aficos-facebook" table:style-name="ta1">
        <table:shapes>
          <draw:frame draw:z-index="0" draw:style-name="gr1" draw:text-style-name="P1" svg:width="159.99mm" svg:height="89.99mm" svg:x="6.96mm" svg:y="4.76mm">
            <draw:object draw:notify-on-update-of-ranges="'emocao-facebook'.B4:'emocao-facebook'.B4 'emocao-facebook'.C4:'emocao-facebook'.C4 'emocao-facebook'.B5:'emocao-facebook'.B5 'emocao-facebook'.C5:'emocao-facebook'.C5 'emocao-facebook'.B6:'emocao-facebook'.B6 'emocao-facebook'.C6:'emocao-facebook'.C6 'emocao-facebook'.B7:'emocao-facebook'.B7 'emocao-facebook'.C7:'emocao-facebook'.C7 'emocao-facebook'.B8:'emocao-facebook'.B8 'emocao-facebook'.C8:'emocao-facebook'.C8 'emocao-facebook'.B9:'emocao-facebook'.B9 'emocao-facebook'.C9:'emocao-facebook'.C9 'emocao-facebook'.B10:'emocao-facebook'.B10 'emocao-facebook'.C10:'emocao-facebook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71mm" svg:y="106.12mm">
            <draw:object draw:notify-on-update-of-ranges="'emocao-facebook'.B14:'emocao-facebook'.B14 'emocao-facebook'.C14:'emocao-facebook'.C14 'emocao-facebook'.B15:'emocao-facebook'.B15 'emocao-facebook'.C15:'emocao-facebook'.C15 'emocao-facebook'.B16:'emocao-facebook'.B16 'emocao-facebook'.C16:'emocao-facebook'.C16 'emocao-facebook'.B17:'emocao-facebook'.B17 'emocao-facebook'.C17:'emocao-facebook'.C17 'emocao-facebook'.B18:'emocao-facebook'.B18 'emocao-facebook'.C18:'emocao-facebook'.C18 'emocao-facebook'.B19:'emocao-facebook'.B19 'emocao-facebook'.C19:'emocao-facebook'.C19 'emocao-facebook'.B20:'emocao-facebook'.B20 'emocao-facebook'.C20:'emocao-facebook'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.22mm" svg:y="208.98mm">
            <draw:object draw:notify-on-update-of-ranges="'emocao-facebook'.B23:'emocao-facebook'.B23 'emocao-facebook'.C23:'emocao-facebook'.C23 'emocao-facebook'.B24:'emocao-facebook'.B24 'emocao-facebook'.C24:'emocao-facebook'.C24 'emocao-facebook'.B25:'emocao-facebook'.B25 'emocao-facebook'.C25:'emocao-facebook'.C25 'emocao-facebook'.B26:'emocao-facebook'.B26 'emocao-facebook'.C26:'emocao-facebook'.C26 'emocao-facebook'.B27:'emocao-facebook'.B27 'emocao-facebook'.C27:'emocao-facebook'.C27 'emocao-facebook'.B28:'emocao-facebook'.B28 'emocao-facebook'.C28:'emocao-facebook'.C28 'emocao-facebook'.B29:'emocao-facebook'.B29 'emocao-facebook'.C29:'emocao-facebook'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.48mm" svg:y="313.32mm">
            <draw:object draw:notify-on-update-of-ranges="'emocao-facebook'.B32:'emocao-facebook'.B32 'emocao-facebook'.C32:'emocao-facebook'.C32 'emocao-facebook'.B33:'emocao-facebook'.B33 'emocao-facebook'.C33:'emocao-facebook'.C33 'emocao-facebook'.B34:'emocao-facebook'.B34 'emocao-facebook'.C34:'emocao-facebook'.C34 'emocao-facebook'.B35:'emocao-facebook'.B35 'emocao-facebook'.C35:'emocao-facebook'.C35 'emocao-facebook'.B36:'emocao-facebook'.B36 'emocao-facebook'.C36:'emocao-facebook'.C36 'emocao-facebook'.B37:'emocao-facebook'.B37 'emocao-facebook'.C37:'emocao-facebook'.C37 'emocao-facebook'.B38:'emocao-facebook'.B38 'emocao-facebook'.C38:'emocao-facebook'.C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.97mm" svg:y="418.96mm">
            <draw:object draw:notify-on-update-of-ranges="'emocao-facebook'.B41:'emocao-facebook'.B41 'emocao-facebook'.C41:'emocao-facebook'.C41 'emocao-facebook'.B42:'emocao-facebook'.B42 'emocao-facebook'.C42:'emocao-facebook'.C42 'emocao-facebook'.B43:'emocao-facebook'.B43 'emocao-facebook'.C43:'emocao-facebook'.C43 'emocao-facebook'.B44:'emocao-facebook'.B44 'emocao-facebook'.C44:'emocao-facebook'.C44 'emocao-facebook'.B45:'emocao-facebook'.B45 'emocao-facebook'.C45:'emocao-facebook'.C45 'emocao-facebook'.B46:'emocao-facebook'.B46 'emocao-facebook'.C46:'emocao-facebook'.C46 'emocao-facebook'.B47:'emocao-facebook'.B47 'emocao-facebook'.C47:'emocao-facebook'.C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mocao-instagram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stagra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203" calcext:value-type="float">
            <text:p>1203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810" calcext:value-type="float">
            <text:p>81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/>
          <table:table-cell table:style-name="ce4"/>
          <table:table-cell table:style-name="ce6"/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208" calcext:value-type="float">
            <text:p>120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87" calcext:value-type="float">
            <text:p>8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390" calcext:value-type="float">
            <text:p>39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1102" calcext:value-type="float">
            <text:p>1102</text:p>
          </table:table-cell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354" calcext:value-type="float">
            <text:p>135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17" calcext:value-type="float">
            <text:p>11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49" calcext:value-type="float">
            <text:p>149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1104" calcext:value-type="float">
            <text:p>1104</text:p>
          </table:table-cell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857" calcext:value-type="float">
            <text:p>185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58" calcext:value-type="float">
            <text:p>15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2" calcext:value-type="float">
            <text:p>22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2172" calcext:value-type="float">
            <text:p>2172</text:p>
          </table:table-cell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543" calcext:value-type="float">
            <text:p>1543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157" calcext:value-type="float">
            <text:p>15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1" calcext:value-type="float">
            <text:p>20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1592" calcext:value-type="float">
            <text:p>1592</text:p>
          </table:table-cell>
          <table:table-cell/>
          <table:table-cell table:style-name="ce1" table:number-columns-repeated="3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aficos-instagram" table:style-name="ta1">
        <table:shapes>
          <draw:frame draw:z-index="0" draw:style-name="gr1" draw:text-style-name="P1" svg:width="159.99mm" svg:height="89.99mm" svg:x="6.96mm" svg:y="4.76mm">
            <draw:object draw:notify-on-update-of-ranges="'emocao-instagram'.B4:'emocao-instagram'.B4 'emocao-instagram'.C4:'emocao-instagram'.C4 'emocao-instagram'.B5:'emocao-instagram'.B5 'emocao-instagram'.C5:'emocao-instagram'.C5 'emocao-instagram'.B6:'emocao-instagram'.B6 'emocao-instagram'.C6:'emocao-instagram'.C6 'emocao-instagram'.B7:'emocao-instagram'.B7 'emocao-instagram'.C7:'emocao-instagram'.C7 'emocao-instagram'.B8:'emocao-instagram'.B8 'emocao-instagram'.C8:'emocao-instagram'.C8 'emocao-instagram'.B9:'emocao-instagram'.B9 'emocao-instagram'.C9:'emocao-instagram'.C9 'emocao-instagram'.B10:'emocao-instagram'.B10 'emocao-instagram'.C10:'emocao-instagram'.C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.71mm" svg:y="106.12mm">
            <draw:object draw:notify-on-update-of-ranges="'emocao-instagram'.B14:'emocao-instagram'.B14 'emocao-instagram'.C14:'emocao-instagram'.C14 'emocao-instagram'.B15:'emocao-instagram'.B15 'emocao-instagram'.C15:'emocao-instagram'.C15 'emocao-instagram'.B16:'emocao-instagram'.B16 'emocao-instagram'.C16:'emocao-instagram'.C16 'emocao-instagram'.B17:'emocao-instagram'.B17 'emocao-instagram'.C17:'emocao-instagram'.C17 'emocao-instagram'.B18:'emocao-instagram'.B18 'emocao-instagram'.C18:'emocao-instagram'.C18 'emocao-instagram'.B19:'emocao-instagram'.B19 'emocao-instagram'.C19:'emocao-instagram'.C19 'emocao-instagram'.B20:'emocao-instagram'.B20 'emocao-instagram'.C20:'emocao-instagram'.C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5.22mm" svg:y="208.98mm">
            <draw:object draw:notify-on-update-of-ranges="'emocao-instagram'.B23:'emocao-instagram'.B23 'emocao-instagram'.C23:'emocao-instagram'.C23 'emocao-instagram'.B24:'emocao-instagram'.B24 'emocao-instagram'.C24:'emocao-instagram'.C24 'emocao-instagram'.B25:'emocao-instagram'.B25 'emocao-instagram'.C25:'emocao-instagram'.C25 'emocao-instagram'.B26:'emocao-instagram'.B26 'emocao-instagram'.C26:'emocao-instagram'.C26 'emocao-instagram'.B27:'emocao-instagram'.B27 'emocao-instagram'.C27:'emocao-instagram'.C27 'emocao-instagram'.B28:'emocao-instagram'.B28 'emocao-instagram'.C28:'emocao-instagram'.C28 'emocao-instagram'.B29:'emocao-instagram'.B29 'emocao-instagram'.C29:'emocao-instagram'.C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4.48mm" svg:y="313.32mm">
            <draw:object draw:notify-on-update-of-ranges="'emocao-instagram'.B32:'emocao-instagram'.B32 'emocao-instagram'.C32:'emocao-instagram'.C32 'emocao-instagram'.B33:'emocao-instagram'.B33 'emocao-instagram'.C33:'emocao-instagram'.C33 'emocao-instagram'.B34:'emocao-instagram'.B34 'emocao-instagram'.C34:'emocao-instagram'.C34 'emocao-instagram'.B35:'emocao-instagram'.B35 'emocao-instagram'.C35:'emocao-instagram'.C35 'emocao-instagram'.B36:'emocao-instagram'.B36 'emocao-instagram'.C36:'emocao-instagram'.C36 'emocao-instagram'.B37:'emocao-instagram'.B37 'emocao-instagram'.C37:'emocao-instagram'.C37 'emocao-instagram'.B38:'emocao-instagram'.B38 'emocao-instagram'.C38:'emocao-instagram'.C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4.97mm" svg:y="418.96mm">
            <draw:object draw:notify-on-update-of-ranges="'emocao-instagram'.B41:'emocao-instagram'.B41 'emocao-instagram'.C41:'emocao-instagram'.C41 'emocao-instagram'.B42:'emocao-instagram'.B42 'emocao-instagram'.C42:'emocao-instagram'.C42 'emocao-instagram'.B43:'emocao-instagram'.B43 'emocao-instagram'.C43:'emocao-instagram'.C43 'emocao-instagram'.B44:'emocao-instagram'.B44 'emocao-instagram'.C44:'emocao-instagram'.C44 'emocao-instagram'.B45:'emocao-instagram'.B45 'emocao-instagram'.C45:'emocao-instagram'.C45 'emocao-instagram'.B46:'emocao-instagram'.B46 'emocao-instagram'.C46:'emocao-instagram'.C46 'emocao-instagram'.B47:'emocao-instagram'.B47 'emocao-instagram'.C47:'emocao-instagram'.C4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mocao-twitter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wi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3914" calcext:value-type="float">
            <text:p>391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282" calcext:value-type="float">
            <text:p>28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66" calcext:value-type="float">
            <text:p>166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3592" calcext:value-type="float">
            <text:p>359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/>
          <table:table-cell table:style-name="ce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7243" calcext:value-type="float">
            <text:p>724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4274" calcext:value-type="float">
            <text:p>427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7499" calcext:value-type="float">
            <text:p>749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5554" calcext:value-type="float">
            <text:p>5554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aficos-twitter" table:style-name="ta1">
        <table:shapes>
          <draw:frame draw:z-index="0" draw:style-name="gr1" draw:text-style-name="P1" svg:width="159.99mm" svg:height="89.99mm" svg:x="6.96mm" svg:y="4.76mm">
            <draw:object draw:notify-on-update-of-ranges="'emocao-twitter'.B4:'emocao-twitter'.B4 'emocao-twitter'.C4:'emocao-twitter'.C4 'emocao-twitter'.B5:'emocao-twitter'.B5 'emocao-twitter'.C5:'emocao-twitter'.C5 'emocao-twitter'.B6:'emocao-twitter'.B6 'emocao-twitter'.C6:'emocao-twitter'.C6 'emocao-twitter'.B7:'emocao-twitter'.B7 'emocao-twitter'.C7:'emocao-twitter'.C7 'emocao-twitter'.B8:'emocao-twitter'.B8 'emocao-twitter'.C8:'emocao-twitter'.C8 'emocao-twitter'.B9:'emocao-twitter'.B9 'emocao-twitter'.C9:'emocao-twitter'.C9 'emocao-twitter'.B10:'emocao-twitter'.B10 'emocao-twitter'.C10:'emocao-twitter'.C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5.71mm" svg:y="106.12mm">
            <draw:object draw:notify-on-update-of-ranges="'emocao-twitter'.B14:'emocao-twitter'.B14 'emocao-twitter'.C14:'emocao-twitter'.C14 'emocao-twitter'.B15:'emocao-twitter'.B15 'emocao-twitter'.C15:'emocao-twitter'.C15 'emocao-twitter'.B16:'emocao-twitter'.B16 'emocao-twitter'.C16:'emocao-twitter'.C16 'emocao-twitter'.B17:'emocao-twitter'.B17 'emocao-twitter'.C17:'emocao-twitter'.C17 'emocao-twitter'.B18:'emocao-twitter'.B18 'emocao-twitter'.C18:'emocao-twitter'.C18 'emocao-twitter'.B19:'emocao-twitter'.B19 'emocao-twitter'.C19:'emocao-twitter'.C19 'emocao-twitter'.B20:'emocao-twitter'.B20 'emocao-twitter'.C20:'emocao-twitter'.C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5.22mm" svg:y="208.98mm">
            <draw:object draw:notify-on-update-of-ranges="'emocao-twitter'.B23:'emocao-twitter'.B23 'emocao-twitter'.C23:'emocao-twitter'.C23 'emocao-twitter'.B24:'emocao-twitter'.B24 'emocao-twitter'.C24:'emocao-twitter'.C24 'emocao-twitter'.B25:'emocao-twitter'.B25 'emocao-twitter'.C25:'emocao-twitter'.C25 'emocao-twitter'.B26:'emocao-twitter'.B26 'emocao-twitter'.C26:'emocao-twitter'.C26 'emocao-twitter'.B27:'emocao-twitter'.B27 'emocao-twitter'.C27:'emocao-twitter'.C27 'emocao-twitter'.B28:'emocao-twitter'.B28 'emocao-twitter'.C28:'emocao-twitter'.C28 'emocao-twitter'.B29:'emocao-twitter'.B29 'emocao-twitter'.C29:'emocao-twitter'.C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9.99mm" svg:height="89.99mm" svg:x="4.48mm" svg:y="313.32mm">
            <draw:object draw:notify-on-update-of-ranges="'emocao-twitter'.B32:'emocao-twitter'.B32 'emocao-twitter'.C32:'emocao-twitter'.C32 'emocao-twitter'.B33:'emocao-twitter'.B33 'emocao-twitter'.C33:'emocao-twitter'.C33 'emocao-twitter'.B34:'emocao-twitter'.B34 'emocao-twitter'.C34:'emocao-twitter'.C34 'emocao-twitter'.B35:'emocao-twitter'.B35 'emocao-twitter'.C35:'emocao-twitter'.C35 'emocao-twitter'.B36:'emocao-twitter'.B36 'emocao-twitter'.C36:'emocao-twitter'.C36 'emocao-twitter'.B37:'emocao-twitter'.B37 'emocao-twitter'.C37:'emocao-twitter'.C37 'emocao-twitter'.B38:'emocao-twitter'.B38 'emocao-twitter'.C38:'emocao-twitter'.C3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59.99mm" svg:height="89.99mm" svg:x="4.97mm" svg:y="418.96mm">
            <draw:object draw:notify-on-update-of-ranges="'emocao-twitter'.B41:'emocao-twitter'.B41 'emocao-twitter'.C41:'emocao-twitter'.C41 'emocao-twitter'.B42:'emocao-twitter'.B42 'emocao-twitter'.C42:'emocao-twitter'.C42 'emocao-twitter'.B43:'emocao-twitter'.B43 'emocao-twitter'.C43:'emocao-twitter'.C43 'emocao-twitter'.B44:'emocao-twitter'.B44 'emocao-twitter'.C44:'emocao-twitter'.C44 'emocao-twitter'.B45:'emocao-twitter'.B45 'emocao-twitter'.C45:'emocao-twitter'.C45 'emocao-twitter'.B46:'emocao-twitter'.B46 'emocao-twitter'.C46:'emocao-twitter'.C46 'emocao-twitter'.B47:'emocao-twitter'.B47 'emocao-twitter'.C47:'emocao-twitter'.C4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mocao-youtube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tu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484" calcext:value-type="float">
            <text:p>48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301" calcext:value-type="float">
            <text:p>30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/>
          <table:table-cell table:style-name="ce4"/>
          <table:table-cell table:style-name="ce6"/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66" calcext:value-type="float">
            <text:p>166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919" calcext:value-type="float">
            <text:p>919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87" calcext:value-type="float">
            <text:p>8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857" calcext:value-type="float">
            <text:p>857</text:p>
          </table:table-cell>
          <table:table-cell/>
          <table:table-cell table:style-name="ce1"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265" calcext:value-type="float">
            <text:p>265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aficos-youtube" table:style-name="ta1">
        <table:shapes>
          <draw:frame draw:z-index="0" draw:style-name="gr1" draw:text-style-name="P1" svg:width="159.99mm" svg:height="89.99mm" svg:x="6.96mm" svg:y="4.76mm">
            <draw:object draw:notify-on-update-of-ranges="'emocao-youtube'.B4:'emocao-youtube'.B4 'emocao-youtube'.C4:'emocao-youtube'.C4 'emocao-youtube'.B5:'emocao-youtube'.B5 'emocao-youtube'.C5:'emocao-youtube'.C5 'emocao-youtube'.B6:'emocao-youtube'.B6 'emocao-youtube'.C6:'emocao-youtube'.C6 'emocao-youtube'.B7:'emocao-youtube'.B7 'emocao-youtube'.C7:'emocao-youtube'.C7 'emocao-youtube'.B8:'emocao-youtube'.B8 'emocao-youtube'.C8:'emocao-youtube'.C8 'emocao-youtube'.B9:'emocao-youtube'.B9 'emocao-youtube'.C9:'emocao-youtube'.C9 'emocao-youtube'.B10:'emocao-youtube'.B10 'emocao-youtube'.C10:'emocao-youtube'.C1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5.71mm" svg:y="106.12mm">
            <draw:object draw:notify-on-update-of-ranges="'emocao-youtube'.B14:'emocao-youtube'.B14 'emocao-youtube'.C14:'emocao-youtube'.C14 'emocao-youtube'.B15:'emocao-youtube'.B15 'emocao-youtube'.C15:'emocao-youtube'.C15 'emocao-youtube'.B16:'emocao-youtube'.B16 'emocao-youtube'.C16:'emocao-youtube'.C16 'emocao-youtube'.B17:'emocao-youtube'.B17 'emocao-youtube'.C17:'emocao-youtube'.C17 'emocao-youtube'.B18:'emocao-youtube'.B18 'emocao-youtube'.C18:'emocao-youtube'.C18 'emocao-youtube'.B19:'emocao-youtube'.B19 'emocao-youtube'.C19:'emocao-youtube'.C19 'emocao-youtube'.B20:'emocao-youtube'.B20 'emocao-youtube'.C20:'emocao-youtube'.C2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5.22mm" svg:y="208.98mm">
            <draw:object draw:notify-on-update-of-ranges="'emocao-youtube'.B23:'emocao-youtube'.B23 'emocao-youtube'.C23:'emocao-youtube'.C23 'emocao-youtube'.B24:'emocao-youtube'.B24 'emocao-youtube'.C24:'emocao-youtube'.C24 'emocao-youtube'.B25:'emocao-youtube'.B25 'emocao-youtube'.C25:'emocao-youtube'.C25 'emocao-youtube'.B26:'emocao-youtube'.B26 'emocao-youtube'.C26:'emocao-youtube'.C26 'emocao-youtube'.B27:'emocao-youtube'.B27 'emocao-youtube'.C27:'emocao-youtube'.C27 'emocao-youtube'.B28:'emocao-youtube'.B28 'emocao-youtube'.C28:'emocao-youtube'.C28 'emocao-youtube'.B29:'emocao-youtube'.B29 'emocao-youtube'.C29:'emocao-youtube'.C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159.99mm" svg:height="89.99mm" svg:x="4.48mm" svg:y="313.32mm">
            <draw:object draw:notify-on-update-of-ranges="'emocao-youtube'.B32:'emocao-youtube'.B32 'emocao-youtube'.C32:'emocao-youtube'.C32 'emocao-youtube'.B33:'emocao-youtube'.B33 'emocao-youtube'.C33:'emocao-youtube'.C33 'emocao-youtube'.B34:'emocao-youtube'.B34 'emocao-youtube'.C34:'emocao-youtube'.C34 'emocao-youtube'.B35:'emocao-youtube'.B35 'emocao-youtube'.C35:'emocao-youtube'.C35 'emocao-youtube'.B36:'emocao-youtube'.B36 'emocao-youtube'.C36:'emocao-youtube'.C36 'emocao-youtube'.B37:'emocao-youtube'.B37 'emocao-youtube'.C37:'emocao-youtube'.C37 'emocao-youtube'.B38:'emocao-youtube'.B38 'emocao-youtube'.C38:'emocao-youtube'.C3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159.99mm" svg:height="89.99mm" svg:x="4.97mm" svg:y="418.96mm">
            <draw:object draw:notify-on-update-of-ranges="'emocao-youtube'.B41:'emocao-youtube'.B41 'emocao-youtube'.C41:'emocao-youtube'.C41 'emocao-youtube'.B42:'emocao-youtube'.B42 'emocao-youtube'.C42:'emocao-youtube'.C42 'emocao-youtube'.B43:'emocao-youtube'.B43 'emocao-youtube'.C43:'emocao-youtube'.C43 'emocao-youtube'.B44:'emocao-youtube'.B44 'emocao-youtube'.C44:'emocao-youtube'.C44 'emocao-youtube'.B45:'emocao-youtube'.B45 'emocao-youtube'.C45:'emocao-youtube'.C45 'emocao-youtube'.B46:'emocao-youtube'.B46 'emocao-youtube'.C46:'emocao-youtube'.C46 'emocao-youtube'.B47:'emocao-youtube'.B47 'emocao-youtube'.C47:'emocao-youtube'.C4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mocao-hashtag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shta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601" calcext:value-type="float">
            <text:p>160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319" calcext:value-type="float">
            <text:p>319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74" calcext:value-type="float">
            <text:p>74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6911" calcext:value-type="float">
            <text:p>6911</text:p>
          </table:table-cell>
          <table:table-cell/>
          <table:table-cell table:style-name="ce1" table:number-columns-repeated="3"/>
        </table:table-row>
        <table:table-row table:style-name="ro1">
          <table:table-cell table:style-name="ce1"/>
          <table:table-cell table:style-name="ce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7"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7"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7"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7">
          <table:table-cell table:style-name="ce1" table:number-columns-repeated="3"/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aficos-hashtag" table:style-name="ta1">
        <table:shapes>
          <draw:frame draw:z-index="0" draw:style-name="gr1" draw:text-style-name="P1" svg:width="159.99mm" svg:height="89.99mm" svg:x="6.96mm" svg:y="4.76mm">
            <draw:object draw:notify-on-update-of-ranges="'emocao-hashtag'.B4:'emocao-hashtag'.B4 'emocao-hashtag'.C4:'emocao-hashtag'.C4 'emocao-hashtag'.B5:'emocao-hashtag'.B5 'emocao-hashtag'.C5:'emocao-hashtag'.C5 'emocao-hashtag'.B6:'emocao-hashtag'.B6 'emocao-hashtag'.C6:'emocao-hashtag'.C6 'emocao-hashtag'.B7:'emocao-hashtag'.B7 'emocao-hashtag'.C7:'emocao-hashtag'.C7 'emocao-hashtag'.B8:'emocao-hashtag'.B8 'emocao-hashtag'.C8:'emocao-hashtag'.C8 'emocao-hashtag'.B9:'emocao-hashtag'.B9 'emocao-hashtag'.C9:'emocao-hashtag'.C9 'emocao-hashtag'.B10:'emocao-hashtag'.B10 'emocao-hashtag'.C10:'emocao-hashtag'.C1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mocao-facebook'.A4:'emocao-facebook'.C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emocao-instagram'.A4:'emocao-instagram'.C9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emocao-twitter'.A4:'emocao-twitter'.C9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'emocao-youtube'.A4:'emocao-youtube'.C9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'emocao-hashtag'.A4:'emocao-hashtag'.C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00:15:31.7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4:33:33.295000000</meta:creation-date>
    <dc:date>2018-11-26T00:38:38.749000000</dc:date>
    <meta:editing-duration>PT1H38M38S</meta:editing-duration>
    <meta:editing-cycles>24</meta:editing-cycles>
    <meta:generator>LibreOffice/6.1.3.2$Windows_X86_64 LibreOffice_project/86daf60bf00efa86ad547e59e09d6bb77c699acb</meta:generator>
    <meta:document-statistic meta:table-count="10" meta:cell-count="446" meta:object-count="21"/>
    <meta:user-defined meta:name="date">YYYY-11-DDT14:31:41.56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4:'emocao-facebook'.C10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6.232cm" svg:y="8.019cm" chart:style-name="ch5">
              <text:p>Ciro Gomes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4:'emocao-facebook'.C4" chart:label-cell-address="'emocao-facebook'.B4:'emocao-facebook'.B4" chart:class="chart:bar">
            <chart:data-point/>
          </chart:series>
          <chart:series chart:style-name="ch9" chart:values-cell-range-address="'emocao-facebook'.C5:'emocao-facebook'.C5" chart:label-cell-address="'emocao-facebook'.B5:'emocao-facebook'.B5" chart:class="chart:bar">
            <chart:data-point/>
          </chart:series>
          <chart:series chart:style-name="ch10" chart:values-cell-range-address="'emocao-facebook'.C6:'emocao-facebook'.C6" chart:label-cell-address="'emocao-facebook'.B6:'emocao-facebook'.B6" chart:class="chart:bar">
            <chart:data-point/>
          </chart:series>
          <chart:series chart:style-name="ch11" chart:values-cell-range-address="'emocao-facebook'.C7:'emocao-facebook'.C7" chart:label-cell-address="'emocao-facebook'.B7:'emocao-facebook'.B7" chart:class="chart:bar">
            <chart:data-point/>
          </chart:series>
          <chart:series chart:style-name="ch12" chart:values-cell-range-address="'emocao-facebook'.C8:'emocao-facebook'.C8" chart:label-cell-address="'emocao-facebook'.B8:'emocao-facebook'.B8" chart:class="chart:bar">
            <chart:data-point/>
          </chart:series>
          <chart:series chart:style-name="ch13" chart:values-cell-range-address="'emocao-facebook'.C9:'emocao-facebook'.C9" chart:label-cell-address="'emocao-facebook'.B9:'emocao-facebook'.B9" chart:class="chart:bar">
            <chart:data-point/>
          </chart:series>
          <chart:series chart:style-name="ch14" chart:values-cell-range-address="'emocao-facebook'.C10:'emocao-facebook'.C10" chart:label-cell-address="'emocao-facebook'.B10:'emocao-facebook'.B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4:'emocao-facebook'.B4</svg:desc>
                </draw:g>
              </table:table-cell>
              <table:table-cell office:value-type="float" office:value="4177">
                <text:p>4177</text:p>
                <draw:g>
                  <svg:desc>'emocao-facebook'.C4:'emocao-facebook'.C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5:'emocao-facebook'.B5</svg:desc>
                </draw:g>
              </table:table-cell>
              <table:table-cell office:value-type="float" office:value="188">
                <text:p>188</text:p>
                <draw:g>
                  <svg:desc>'emocao-facebook'.C5:'emocao-facebook'.C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6:'emocao-facebook'.B6</svg:desc>
                </draw:g>
              </table:table-cell>
              <table:table-cell office:value-type="float" office:value="2">
                <text:p>2</text:p>
                <draw:g>
                  <svg:desc>'emocao-facebook'.C6:'emocao-facebook'.C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7:'emocao-facebook'.B7</svg:desc>
                </draw:g>
              </table:table-cell>
              <table:table-cell office:value-type="float" office:value="128">
                <text:p>128</text:p>
                <draw:g>
                  <svg:desc>'emocao-facebook'.C7:'emocao-facebook'.C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8:'emocao-facebook'.B8</svg:desc>
                </draw:g>
              </table:table-cell>
              <table:table-cell office:value-type="float" office:value="17">
                <text:p>17</text:p>
                <draw:g>
                  <svg:desc>'emocao-facebook'.C8:'emocao-facebook'.C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9:'emocao-facebook'.B9</svg:desc>
                </draw:g>
              </table:table-cell>
              <table:table-cell office:value-type="float" office:value="27">
                <text:p>27</text:p>
                <draw:g>
                  <svg:desc>'emocao-facebook'.C9:'emocao-facebook'.C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10:'emocao-facebook'.B10</svg:desc>
                </draw:g>
              </table:table-cell>
              <table:table-cell office:value-type="float" office:value="2561">
                <text:p>2561</text:p>
                <draw:g>
                  <svg:desc>'emocao-facebook'.C10:'emocao-facebook'.C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instagram'.B41:'emocao-instagram'.C47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3cm" svg:y="7.969cm" chart:style-name="ch5">
              <text:p>Marina Silva</text:p>
            </chart:title>
          </chart:axis>
          <chart:axis chart:dimension="y" chart:name="primary-y" chart:style-name="ch6">
            <chart:title svg:x="0.451cm" svg:y="5.654cm" chart:style-name="ch7">
              <text:p>Comentários Istagram</text:p>
            </chart:title>
          </chart:axis>
          <chart:series chart:style-name="ch8" chart:values-cell-range-address="'emocao-instagram'.C41:'emocao-instagram'.C41" chart:label-cell-address="'emocao-instagram'.B41:'emocao-instagram'.B41" chart:class="chart:bar">
            <chart:data-point/>
          </chart:series>
          <chart:series chart:style-name="ch9" chart:values-cell-range-address="'emocao-instagram'.C42:'emocao-instagram'.C42" chart:label-cell-address="'emocao-instagram'.B42:'emocao-instagram'.B42" chart:class="chart:bar">
            <chart:data-point/>
          </chart:series>
          <chart:series chart:style-name="ch10" chart:values-cell-range-address="'emocao-instagram'.C43:'emocao-instagram'.C43" chart:label-cell-address="'emocao-instagram'.B43:'emocao-instagram'.B43" chart:class="chart:bar">
            <chart:data-point/>
          </chart:series>
          <chart:series chart:style-name="ch11" chart:values-cell-range-address="'emocao-instagram'.C44:'emocao-instagram'.C44" chart:label-cell-address="'emocao-instagram'.B44:'emocao-instagram'.B44" chart:class="chart:bar">
            <chart:data-point/>
          </chart:series>
          <chart:series chart:style-name="ch12" chart:values-cell-range-address="'emocao-instagram'.C45:'emocao-instagram'.C45" chart:label-cell-address="'emocao-instagram'.B45:'emocao-instagram'.B45" chart:class="chart:bar">
            <chart:data-point/>
          </chart:series>
          <chart:series chart:style-name="ch13" chart:values-cell-range-address="'emocao-instagram'.C46:'emocao-instagram'.C46" chart:label-cell-address="'emocao-instagram'.B46:'emocao-instagram'.B46" chart:class="chart:bar">
            <chart:data-point/>
          </chart:series>
          <chart:series chart:style-name="ch14" chart:values-cell-range-address="'emocao-instagram'.C47:'emocao-instagram'.C47" chart:label-cell-address="'emocao-instagram'.B47:'emocao-instagram'.B4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instagram'.B41:'emocao-instagram'.B41</svg:desc>
                </draw:g>
              </table:table-cell>
              <table:table-cell office:value-type="float" office:value="1543">
                <text:p>1543</text:p>
                <draw:g>
                  <svg:desc>'emocao-instagram'.C41:'emocao-instagram'.C41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instagram'.B42:'emocao-instagram'.B42</svg:desc>
                </draw:g>
              </table:table-cell>
              <table:table-cell office:value-type="float" office:value="157">
                <text:p>157</text:p>
                <draw:g>
                  <svg:desc>'emocao-instagram'.C42:'emocao-instagram'.C42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instagram'.B43:'emocao-instagram'.B43</svg:desc>
                </draw:g>
              </table:table-cell>
              <table:table-cell office:value-type="float" office:value="0">
                <text:p>0</text:p>
                <draw:g>
                  <svg:desc>'emocao-instagram'.C43:'emocao-instagram'.C4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instagram'.B44:'emocao-instagram'.B44</svg:desc>
                </draw:g>
              </table:table-cell>
              <table:table-cell office:value-type="float" office:value="201">
                <text:p>201</text:p>
                <draw:g>
                  <svg:desc>'emocao-instagram'.C44:'emocao-instagram'.C44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instagram'.B45:'emocao-instagram'.B45</svg:desc>
                </draw:g>
              </table:table-cell>
              <table:table-cell office:value-type="float" office:value="22">
                <text:p>22</text:p>
                <draw:g>
                  <svg:desc>'emocao-instagram'.C45:'emocao-instagram'.C45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instagram'.B46:'emocao-instagram'.B46</svg:desc>
                </draw:g>
              </table:table-cell>
              <table:table-cell office:value-type="float" office:value="15">
                <text:p>15</text:p>
                <draw:g>
                  <svg:desc>'emocao-instagram'.C46:'emocao-instagram'.C46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instagram'.B47:'emocao-instagram'.B47</svg:desc>
                </draw:g>
              </table:table-cell>
              <table:table-cell office:value-type="float" office:value="1592">
                <text:p>1592</text:p>
                <draw:g>
                  <svg:desc>'emocao-instagram'.C47:'emocao-instagram'.C47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twitter'.B4:'emocao-twitter'.C10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6.232cm" svg:y="8.019cm" chart:style-name="ch5">
              <text:p>Ciro Gomes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emocao-twitter'.C4:'emocao-twitter'.C4" chart:label-cell-address="'emocao-twitter'.B4:'emocao-twitter'.B4" chart:class="chart:bar">
            <chart:data-point/>
          </chart:series>
          <chart:series chart:style-name="ch9" chart:values-cell-range-address="'emocao-twitter'.C5:'emocao-twitter'.C5" chart:label-cell-address="'emocao-twitter'.B5:'emocao-twitter'.B5" chart:class="chart:bar">
            <chart:data-point/>
          </chart:series>
          <chart:series chart:style-name="ch10" chart:values-cell-range-address="'emocao-twitter'.C6:'emocao-twitter'.C6" chart:label-cell-address="'emocao-twitter'.B6:'emocao-twitter'.B6" chart:class="chart:bar">
            <chart:data-point/>
          </chart:series>
          <chart:series chart:style-name="ch11" chart:values-cell-range-address="'emocao-twitter'.C7:'emocao-twitter'.C7" chart:label-cell-address="'emocao-twitter'.B7:'emocao-twitter'.B7" chart:class="chart:bar">
            <chart:data-point/>
          </chart:series>
          <chart:series chart:style-name="ch12" chart:values-cell-range-address="'emocao-twitter'.C8:'emocao-twitter'.C8" chart:label-cell-address="'emocao-twitter'.B8:'emocao-twitter'.B8" chart:class="chart:bar">
            <chart:data-point/>
          </chart:series>
          <chart:series chart:style-name="ch13" chart:values-cell-range-address="'emocao-twitter'.C9:'emocao-twitter'.C9" chart:label-cell-address="'emocao-twitter'.B9:'emocao-twitter'.B9" chart:class="chart:bar">
            <chart:data-point/>
          </chart:series>
          <chart:series chart:style-name="ch14" chart:values-cell-range-address="'emocao-twitter'.C10:'emocao-twitter'.C10" chart:label-cell-address="'emocao-twitter'.B10:'emocao-twitter'.B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twitter'.B4:'emocao-twitter'.B4</svg:desc>
                </draw:g>
              </table:table-cell>
              <table:table-cell office:value-type="float" office:value="3914">
                <text:p>3914</text:p>
                <draw:g>
                  <svg:desc>'emocao-twitter'.C4:'emocao-twitter'.C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twitter'.B5:'emocao-twitter'.B5</svg:desc>
                </draw:g>
              </table:table-cell>
              <table:table-cell office:value-type="float" office:value="282">
                <text:p>282</text:p>
                <draw:g>
                  <svg:desc>'emocao-twitter'.C5:'emocao-twitter'.C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twitter'.B6:'emocao-twitter'.B6</svg:desc>
                </draw:g>
              </table:table-cell>
              <table:table-cell office:value-type="float" office:value="6">
                <text:p>6</text:p>
                <draw:g>
                  <svg:desc>'emocao-twitter'.C6:'emocao-twitter'.C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twitter'.B7:'emocao-twitter'.B7</svg:desc>
                </draw:g>
              </table:table-cell>
              <table:table-cell office:value-type="float" office:value="166">
                <text:p>166</text:p>
                <draw:g>
                  <svg:desc>'emocao-twitter'.C7:'emocao-twitter'.C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twitter'.B8:'emocao-twitter'.B8</svg:desc>
                </draw:g>
              </table:table-cell>
              <table:table-cell office:value-type="float" office:value="23">
                <text:p>23</text:p>
                <draw:g>
                  <svg:desc>'emocao-twitter'.C8:'emocao-twitter'.C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twitter'.B9:'emocao-twitter'.B9</svg:desc>
                </draw:g>
              </table:table-cell>
              <table:table-cell office:value-type="float" office:value="26">
                <text:p>26</text:p>
                <draw:g>
                  <svg:desc>'emocao-twitter'.C9:'emocao-twitter'.C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twitter'.B10:'emocao-twitter'.B10</svg:desc>
                </draw:g>
              </table:table-cell>
              <table:table-cell office:value-type="float" office:value="3592">
                <text:p>3592</text:p>
                <draw:g>
                  <svg:desc>'emocao-twitter'.C10:'emocao-twitter'.C10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twitter'.B14:'emocao-twitter'.C20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769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emocao-twitter'.C14:'emocao-twitter'.C14" chart:label-cell-address="'emocao-twitter'.B14:'emocao-twitter'.B14" chart:class="chart:bar">
            <chart:data-point/>
          </chart:series>
          <chart:series chart:style-name="ch9" chart:values-cell-range-address="'emocao-twitter'.C15:'emocao-twitter'.C15" chart:label-cell-address="'emocao-twitter'.B15:'emocao-twitter'.B15" chart:class="chart:bar">
            <chart:data-point/>
          </chart:series>
          <chart:series chart:style-name="ch10" chart:values-cell-range-address="'emocao-twitter'.C16:'emocao-twitter'.C16" chart:label-cell-address="'emocao-twitter'.B16:'emocao-twitter'.B16" chart:class="chart:bar">
            <chart:data-point/>
          </chart:series>
          <chart:series chart:style-name="ch11" chart:values-cell-range-address="'emocao-twitter'.C17:'emocao-twitter'.C17" chart:label-cell-address="'emocao-twitter'.B17:'emocao-twitter'.B17" chart:class="chart:bar">
            <chart:data-point/>
          </chart:series>
          <chart:series chart:style-name="ch12" chart:values-cell-range-address="'emocao-twitter'.C18:'emocao-twitter'.C18" chart:label-cell-address="'emocao-twitter'.B18:'emocao-twitter'.B18" chart:class="chart:bar">
            <chart:data-point/>
          </chart:series>
          <chart:series chart:style-name="ch13" chart:values-cell-range-address="'emocao-twitter'.C19:'emocao-twitter'.C19" chart:label-cell-address="'emocao-twitter'.B19:'emocao-twitter'.B19" chart:class="chart:bar">
            <chart:data-point/>
          </chart:series>
          <chart:series chart:style-name="ch14" chart:values-cell-range-address="'emocao-twitter'.C20:'emocao-twitter'.C20" chart:label-cell-address="'emocao-twitter'.B20:'emocao-twitter'.B2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twitter'.B14:'emocao-twitter'.B14</svg:desc>
                </draw:g>
              </table:table-cell>
              <table:table-cell office:value-type="float" office:value="5777">
                <text:p>5777</text:p>
                <draw:g>
                  <svg:desc>'emocao-twitter'.C14:'emocao-twitter'.C1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twitter'.B15:'emocao-twitter'.B15</svg:desc>
                </draw:g>
              </table:table-cell>
              <table:table-cell office:value-type="float" office:value="484">
                <text:p>484</text:p>
                <draw:g>
                  <svg:desc>'emocao-twitter'.C15:'emocao-twitter'.C1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twitter'.B16:'emocao-twitter'.B16</svg:desc>
                </draw:g>
              </table:table-cell>
              <table:table-cell office:value-type="float" office:value="4">
                <text:p>4</text:p>
                <draw:g>
                  <svg:desc>'emocao-twitter'.C16:'emocao-twitter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twitter'.B17:'emocao-twitter'.B17</svg:desc>
                </draw:g>
              </table:table-cell>
              <table:table-cell office:value-type="float" office:value="583">
                <text:p>583</text:p>
                <draw:g>
                  <svg:desc>'emocao-twitter'.C17:'emocao-twitter'.C1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twitter'.B18:'emocao-twitter'.B18</svg:desc>
                </draw:g>
              </table:table-cell>
              <table:table-cell office:value-type="float" office:value="46">
                <text:p>46</text:p>
                <draw:g>
                  <svg:desc>'emocao-twitter'.C18:'emocao-twitter'.C1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twitter'.B19:'emocao-twitter'.B19</svg:desc>
                </draw:g>
              </table:table-cell>
              <table:table-cell office:value-type="float" office:value="81">
                <text:p>81</text:p>
                <draw:g>
                  <svg:desc>'emocao-twitter'.C19:'emocao-twitter'.C1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twitter'.B20:'emocao-twitter'.B20</svg:desc>
                </draw:g>
              </table:table-cell>
              <table:table-cell office:value-type="float" office:value="7243">
                <text:p>7243</text:p>
                <draw:g>
                  <svg:desc>'emocao-twitter'.C20:'emocao-twitter'.C20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twitter'.B23:'emocao-twitter'.C29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1cm" svg:y="7.969cm" chart:style-name="ch5">
              <text:p>Geraldo Alckmin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emocao-twitter'.C23:'emocao-twitter'.C23" chart:label-cell-address="'emocao-twitter'.B23:'emocao-twitter'.B23" chart:class="chart:bar">
            <chart:data-point/>
          </chart:series>
          <chart:series chart:style-name="ch9" chart:values-cell-range-address="'emocao-twitter'.C24:'emocao-twitter'.C24" chart:label-cell-address="'emocao-twitter'.B24:'emocao-twitter'.B24" chart:class="chart:bar">
            <chart:data-point/>
          </chart:series>
          <chart:series chart:style-name="ch10" chart:values-cell-range-address="'emocao-twitter'.C25:'emocao-twitter'.C25" chart:label-cell-address="'emocao-twitter'.B25:'emocao-twitter'.B25" chart:class="chart:bar">
            <chart:data-point/>
          </chart:series>
          <chart:series chart:style-name="ch11" chart:values-cell-range-address="'emocao-twitter'.C26:'emocao-twitter'.C26" chart:label-cell-address="'emocao-twitter'.B26:'emocao-twitter'.B26" chart:class="chart:bar">
            <chart:data-point/>
          </chart:series>
          <chart:series chart:style-name="ch12" chart:values-cell-range-address="'emocao-twitter'.C27:'emocao-twitter'.C27" chart:label-cell-address="'emocao-twitter'.B27:'emocao-twitter'.B27" chart:class="chart:bar">
            <chart:data-point/>
          </chart:series>
          <chart:series chart:style-name="ch13" chart:values-cell-range-address="'emocao-twitter'.C28:'emocao-twitter'.C28" chart:label-cell-address="'emocao-twitter'.B28:'emocao-twitter'.B28" chart:class="chart:bar">
            <chart:data-point/>
          </chart:series>
          <chart:series chart:style-name="ch14" chart:values-cell-range-address="'emocao-twitter'.C29:'emocao-twitter'.C29" chart:label-cell-address="'emocao-twitter'.B29:'emocao-twitter'.B2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twitter'.B23:'emocao-twitter'.B23</svg:desc>
                </draw:g>
              </table:table-cell>
              <table:table-cell office:value-type="float" office:value="2699">
                <text:p>2699</text:p>
                <draw:g>
                  <svg:desc>'emocao-twitter'.C23:'emocao-twitter'.C23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twitter'.B24:'emocao-twitter'.B24</svg:desc>
                </draw:g>
              </table:table-cell>
              <table:table-cell office:value-type="float" office:value="378">
                <text:p>378</text:p>
                <draw:g>
                  <svg:desc>'emocao-twitter'.C24:'emocao-twitter'.C24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twitter'.B25:'emocao-twitter'.B25</svg:desc>
                </draw:g>
              </table:table-cell>
              <table:table-cell office:value-type="float" office:value="7">
                <text:p>7</text:p>
                <draw:g>
                  <svg:desc>'emocao-twitter'.C25:'emocao-twitter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twitter'.B26:'emocao-twitter'.B26</svg:desc>
                </draw:g>
              </table:table-cell>
              <table:table-cell office:value-type="float" office:value="208">
                <text:p>208</text:p>
                <draw:g>
                  <svg:desc>'emocao-twitter'.C26:'emocao-twitter'.C26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twitter'.B27:'emocao-twitter'.B27</svg:desc>
                </draw:g>
              </table:table-cell>
              <table:table-cell office:value-type="float" office:value="27">
                <text:p>27</text:p>
                <draw:g>
                  <svg:desc>'emocao-twitter'.C27:'emocao-twitter'.C27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twitter'.B28:'emocao-twitter'.B28</svg:desc>
                </draw:g>
              </table:table-cell>
              <table:table-cell office:value-type="float" office:value="43">
                <text:p>43</text:p>
                <draw:g>
                  <svg:desc>'emocao-twitter'.C28:'emocao-twitter'.C28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twitter'.B29:'emocao-twitter'.B29</svg:desc>
                </draw:g>
              </table:table-cell>
              <table:table-cell office:value-type="float" office:value="4274">
                <text:p>4274</text:p>
                <draw:g>
                  <svg:desc>'emocao-twitter'.C29:'emocao-twitter'.C29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twitter'.B32:'emocao-twitter'.C38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5cm" svg:y="7.969cm" chart:style-name="ch5">
              <text:p>Jair Bolsonaro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emocao-twitter'.C32:'emocao-twitter'.C32" chart:label-cell-address="'emocao-twitter'.B32:'emocao-twitter'.B32" chart:class="chart:bar">
            <chart:data-point/>
          </chart:series>
          <chart:series chart:style-name="ch9" chart:values-cell-range-address="'emocao-twitter'.C33:'emocao-twitter'.C33" chart:label-cell-address="'emocao-twitter'.B33:'emocao-twitter'.B33" chart:class="chart:bar">
            <chart:data-point/>
          </chart:series>
          <chart:series chart:style-name="ch10" chart:values-cell-range-address="'emocao-twitter'.C34:'emocao-twitter'.C34" chart:label-cell-address="'emocao-twitter'.B34:'emocao-twitter'.B34" chart:class="chart:bar">
            <chart:data-point/>
          </chart:series>
          <chart:series chart:style-name="ch11" chart:values-cell-range-address="'emocao-twitter'.C35:'emocao-twitter'.C35" chart:label-cell-address="'emocao-twitter'.B35:'emocao-twitter'.B35" chart:class="chart:bar">
            <chart:data-point/>
          </chart:series>
          <chart:series chart:style-name="ch12" chart:values-cell-range-address="'emocao-twitter'.C36:'emocao-twitter'.C36" chart:label-cell-address="'emocao-twitter'.B36:'emocao-twitter'.B36" chart:class="chart:bar">
            <chart:data-point/>
          </chart:series>
          <chart:series chart:style-name="ch13" chart:values-cell-range-address="'emocao-twitter'.C37:'emocao-twitter'.C37" chart:label-cell-address="'emocao-twitter'.B37:'emocao-twitter'.B37" chart:class="chart:bar">
            <chart:data-point/>
          </chart:series>
          <chart:series chart:style-name="ch14" chart:values-cell-range-address="'emocao-twitter'.C38:'emocao-twitter'.C38" chart:label-cell-address="'emocao-twitter'.B38:'emocao-twitter'.B3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twitter'.B32:'emocao-twitter'.B32</svg:desc>
                </draw:g>
              </table:table-cell>
              <table:table-cell office:value-type="float" office:value="6767">
                <text:p>6767</text:p>
                <draw:g>
                  <svg:desc>'emocao-twitter'.C32:'emocao-twitter'.C32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twitter'.B33:'emocao-twitter'.B33</svg:desc>
                </draw:g>
              </table:table-cell>
              <table:table-cell office:value-type="float" office:value="941">
                <text:p>941</text:p>
                <draw:g>
                  <svg:desc>'emocao-twitter'.C33:'emocao-twitter'.C33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twitter'.B34:'emocao-twitter'.B34</svg:desc>
                </draw:g>
              </table:table-cell>
              <table:table-cell office:value-type="float" office:value="4">
                <text:p>4</text:p>
                <draw:g>
                  <svg:desc>'emocao-twitter'.C34:'emocao-twitter'.C34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twitter'.B35:'emocao-twitter'.B35</svg:desc>
                </draw:g>
              </table:table-cell>
              <table:table-cell office:value-type="float" office:value="358">
                <text:p>358</text:p>
                <draw:g>
                  <svg:desc>'emocao-twitter'.C35:'emocao-twitter'.C35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twitter'.B36:'emocao-twitter'.B36</svg:desc>
                </draw:g>
              </table:table-cell>
              <table:table-cell office:value-type="float" office:value="32">
                <text:p>32</text:p>
                <draw:g>
                  <svg:desc>'emocao-twitter'.C36:'emocao-twitter'.C36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twitter'.B37:'emocao-twitter'.B37</svg:desc>
                </draw:g>
              </table:table-cell>
              <table:table-cell office:value-type="float" office:value="67">
                <text:p>67</text:p>
                <draw:g>
                  <svg:desc>'emocao-twitter'.C37:'emocao-twitter'.C37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twitter'.B38:'emocao-twitter'.B38</svg:desc>
                </draw:g>
              </table:table-cell>
              <table:table-cell office:value-type="float" office:value="7499">
                <text:p>7499</text:p>
                <draw:g>
                  <svg:desc>'emocao-twitter'.C38:'emocao-twitter'.C38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twitter'.B41:'emocao-twitter'.C47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3cm" svg:y="7.969cm" chart:style-name="ch5">
              <text:p>Marina Silva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emocao-twitter'.C41:'emocao-twitter'.C41" chart:label-cell-address="'emocao-twitter'.B41:'emocao-twitter'.B41" chart:class="chart:bar">
            <chart:data-point/>
          </chart:series>
          <chart:series chart:style-name="ch9" chart:values-cell-range-address="'emocao-twitter'.C42:'emocao-twitter'.C42" chart:label-cell-address="'emocao-twitter'.B42:'emocao-twitter'.B42" chart:class="chart:bar">
            <chart:data-point/>
          </chart:series>
          <chart:series chart:style-name="ch10" chart:values-cell-range-address="'emocao-twitter'.C43:'emocao-twitter'.C43" chart:label-cell-address="'emocao-twitter'.B43:'emocao-twitter'.B43" chart:class="chart:bar">
            <chart:data-point/>
          </chart:series>
          <chart:series chart:style-name="ch11" chart:values-cell-range-address="'emocao-twitter'.C44:'emocao-twitter'.C44" chart:label-cell-address="'emocao-twitter'.B44:'emocao-twitter'.B44" chart:class="chart:bar">
            <chart:data-point/>
          </chart:series>
          <chart:series chart:style-name="ch12" chart:values-cell-range-address="'emocao-twitter'.C45:'emocao-twitter'.C45" chart:label-cell-address="'emocao-twitter'.B45:'emocao-twitter'.B45" chart:class="chart:bar">
            <chart:data-point/>
          </chart:series>
          <chart:series chart:style-name="ch13" chart:values-cell-range-address="'emocao-twitter'.C46:'emocao-twitter'.C46" chart:label-cell-address="'emocao-twitter'.B46:'emocao-twitter'.B46" chart:class="chart:bar">
            <chart:data-point/>
          </chart:series>
          <chart:series chart:style-name="ch14" chart:values-cell-range-address="'emocao-twitter'.C47:'emocao-twitter'.C47" chart:label-cell-address="'emocao-twitter'.B47:'emocao-twitter'.B4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twitter'.B41:'emocao-twitter'.B41</svg:desc>
                </draw:g>
              </table:table-cell>
              <table:table-cell office:value-type="float" office:value="4076">
                <text:p>4076</text:p>
                <draw:g>
                  <svg:desc>'emocao-twitter'.C41:'emocao-twitter'.C41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twitter'.B42:'emocao-twitter'.B42</svg:desc>
                </draw:g>
              </table:table-cell>
              <table:table-cell office:value-type="float" office:value="417">
                <text:p>417</text:p>
                <draw:g>
                  <svg:desc>'emocao-twitter'.C42:'emocao-twitter'.C42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twitter'.B43:'emocao-twitter'.B43</svg:desc>
                </draw:g>
              </table:table-cell>
              <table:table-cell office:value-type="float" office:value="1">
                <text:p>1</text:p>
                <draw:g>
                  <svg:desc>'emocao-twitter'.C43:'emocao-twitter'.C4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twitter'.B44:'emocao-twitter'.B44</svg:desc>
                </draw:g>
              </table:table-cell>
              <table:table-cell office:value-type="float" office:value="246">
                <text:p>246</text:p>
                <draw:g>
                  <svg:desc>'emocao-twitter'.C44:'emocao-twitter'.C44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twitter'.B45:'emocao-twitter'.B45</svg:desc>
                </draw:g>
              </table:table-cell>
              <table:table-cell office:value-type="float" office:value="57">
                <text:p>57</text:p>
                <draw:g>
                  <svg:desc>'emocao-twitter'.C45:'emocao-twitter'.C45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twitter'.B46:'emocao-twitter'.B46</svg:desc>
                </draw:g>
              </table:table-cell>
              <table:table-cell office:value-type="float" office:value="57">
                <text:p>57</text:p>
                <draw:g>
                  <svg:desc>'emocao-twitter'.C46:'emocao-twitter'.C46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twitter'.B47:'emocao-twitter'.B47</svg:desc>
                </draw:g>
              </table:table-cell>
              <table:table-cell office:value-type="float" office:value="5554">
                <text:p>5554</text:p>
                <draw:g>
                  <svg:desc>'emocao-twitter'.C47:'emocao-twitter'.C47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youtube'.B4:'emocao-youtube'.C10" chart:data-source-has-labels="column" svg:x="1.331cm" svg:y="0.18cm" svg:width="11.636cm" svg:height="7.659cm">
          <chartooo:coordinate-region svg:x="2.138cm" svg:y="0.379cm" svg:width="10.829cm" svg:height="7.261cm"/>
          <chart:axis chart:dimension="x" chart:name="primary-x" chart:style-name="ch4">
            <chart:title svg:x="6.232cm" svg:y="8.019cm" chart:style-name="ch5">
              <text:p>Ciro Gomes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emocao-youtube'.C4:'emocao-youtube'.C4" chart:label-cell-address="'emocao-youtube'.B4:'emocao-youtube'.B4" chart:class="chart:bar">
            <chart:data-point/>
          </chart:series>
          <chart:series chart:style-name="ch9" chart:values-cell-range-address="'emocao-youtube'.C5:'emocao-youtube'.C5" chart:label-cell-address="'emocao-youtube'.B5:'emocao-youtube'.B5" chart:class="chart:bar">
            <chart:data-point/>
          </chart:series>
          <chart:series chart:style-name="ch10" chart:values-cell-range-address="'emocao-youtube'.C6:'emocao-youtube'.C6" chart:label-cell-address="'emocao-youtube'.B6:'emocao-youtube'.B6" chart:class="chart:bar">
            <chart:data-point/>
          </chart:series>
          <chart:series chart:style-name="ch11" chart:values-cell-range-address="'emocao-youtube'.C7:'emocao-youtube'.C7" chart:label-cell-address="'emocao-youtube'.B7:'emocao-youtube'.B7" chart:class="chart:bar">
            <chart:data-point/>
          </chart:series>
          <chart:series chart:style-name="ch12" chart:values-cell-range-address="'emocao-youtube'.C8:'emocao-youtube'.C8" chart:label-cell-address="'emocao-youtube'.B8:'emocao-youtube'.B8" chart:class="chart:bar">
            <chart:data-point/>
          </chart:series>
          <chart:series chart:style-name="ch13" chart:values-cell-range-address="'emocao-youtube'.C9:'emocao-youtube'.C9" chart:label-cell-address="'emocao-youtube'.B9:'emocao-youtube'.B9" chart:class="chart:bar">
            <chart:data-point/>
          </chart:series>
          <chart:series chart:style-name="ch14" chart:values-cell-range-address="'emocao-youtube'.C10:'emocao-youtube'.C10" chart:label-cell-address="'emocao-youtube'.B10:'emocao-youtube'.B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youtube'.B4:'emocao-youtube'.B4</svg:desc>
                </draw:g>
              </table:table-cell>
              <table:table-cell office:value-type="float" office:value="484">
                <text:p>484</text:p>
                <draw:g>
                  <svg:desc>'emocao-youtube'.C4:'emocao-youtube'.C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youtube'.B5:'emocao-youtube'.B5</svg:desc>
                </draw:g>
              </table:table-cell>
              <table:table-cell office:value-type="float" office:value="20">
                <text:p>20</text:p>
                <draw:g>
                  <svg:desc>'emocao-youtube'.C5:'emocao-youtube'.C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youtube'.B6:'emocao-youtube'.B6</svg:desc>
                </draw:g>
              </table:table-cell>
              <table:table-cell office:value-type="float" office:value="0">
                <text:p>0</text:p>
                <draw:g>
                  <svg:desc>'emocao-youtube'.C6:'emocao-youtube'.C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youtube'.B7:'emocao-youtube'.B7</svg:desc>
                </draw:g>
              </table:table-cell>
              <table:table-cell office:value-type="float" office:value="20">
                <text:p>20</text:p>
                <draw:g>
                  <svg:desc>'emocao-youtube'.C7:'emocao-youtube'.C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youtube'.B8:'emocao-youtube'.B8</svg:desc>
                </draw:g>
              </table:table-cell>
              <table:table-cell office:value-type="float" office:value="2">
                <text:p>2</text:p>
                <draw:g>
                  <svg:desc>'emocao-youtube'.C8:'emocao-youtube'.C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youtube'.B9:'emocao-youtube'.B9</svg:desc>
                </draw:g>
              </table:table-cell>
              <table:table-cell office:value-type="float" office:value="1">
                <text:p>1</text:p>
                <draw:g>
                  <svg:desc>'emocao-youtube'.C9:'emocao-youtube'.C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youtube'.B10:'emocao-youtube'.B10</svg:desc>
                </draw:g>
              </table:table-cell>
              <table:table-cell office:value-type="float" office:value="301">
                <text:p>301</text:p>
                <draw:g>
                  <svg:desc>'emocao-youtube'.C10:'emocao-youtube'.C10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youtube'.B14:'emocao-youtube'.C20" chart:data-source-has-labels="column" svg:x="1.331cm" svg:y="0.18cm" svg:width="11.636cm" svg:height="7.659cm">
          <chartooo:coordinate-region svg:x="2.058cm" svg:y="0.379cm" svg:width="10.909cm" svg:height="7.261cm"/>
          <chart:axis chart:dimension="x" chart:name="primary-x" chart:style-name="ch4">
            <chart:title svg:x="5.769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emocao-youtube'.C14:'emocao-youtube'.C14" chart:label-cell-address="'emocao-youtube'.B14:'emocao-youtube'.B14" chart:class="chart:bar">
            <chart:data-point/>
          </chart:series>
          <chart:series chart:style-name="ch9" chart:values-cell-range-address="'emocao-youtube'.C15:'emocao-youtube'.C15" chart:label-cell-address="'emocao-youtube'.B15:'emocao-youtube'.B15" chart:class="chart:bar">
            <chart:data-point/>
          </chart:series>
          <chart:series chart:style-name="ch10" chart:values-cell-range-address="'emocao-youtube'.C16:'emocao-youtube'.C16" chart:label-cell-address="'emocao-youtube'.B16:'emocao-youtube'.B16" chart:class="chart:bar">
            <chart:data-point/>
          </chart:series>
          <chart:series chart:style-name="ch11" chart:values-cell-range-address="'emocao-youtube'.C17:'emocao-youtube'.C17" chart:label-cell-address="'emocao-youtube'.B17:'emocao-youtube'.B17" chart:class="chart:bar">
            <chart:data-point/>
          </chart:series>
          <chart:series chart:style-name="ch12" chart:values-cell-range-address="'emocao-youtube'.C18:'emocao-youtube'.C18" chart:label-cell-address="'emocao-youtube'.B18:'emocao-youtube'.B18" chart:class="chart:bar">
            <chart:data-point/>
          </chart:series>
          <chart:series chart:style-name="ch13" chart:values-cell-range-address="'emocao-youtube'.C19:'emocao-youtube'.C19" chart:label-cell-address="'emocao-youtube'.B19:'emocao-youtube'.B19" chart:class="chart:bar">
            <chart:data-point/>
          </chart:series>
          <chart:series chart:style-name="ch14" chart:values-cell-range-address="'emocao-youtube'.C20:'emocao-youtube'.C20" chart:label-cell-address="'emocao-youtube'.B20:'emocao-youtube'.B2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youtube'.B14:'emocao-youtube'.B14</svg:desc>
                </draw:g>
              </table:table-cell>
              <table:table-cell office:value-type="float" office:value="0">
                <text:p>0</text:p>
                <draw:g>
                  <svg:desc>'emocao-youtube'.C14:'emocao-youtube'.C1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youtube'.B15:'emocao-youtube'.B15</svg:desc>
                </draw:g>
              </table:table-cell>
              <table:table-cell office:value-type="float" office:value="0">
                <text:p>0</text:p>
                <draw:g>
                  <svg:desc>'emocao-youtube'.C15:'emocao-youtube'.C1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youtube'.B16:'emocao-youtube'.B16</svg:desc>
                </draw:g>
              </table:table-cell>
              <table:table-cell office:value-type="float" office:value="0">
                <text:p>0</text:p>
                <draw:g>
                  <svg:desc>'emocao-youtube'.C16:'emocao-youtube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youtube'.B17:'emocao-youtube'.B17</svg:desc>
                </draw:g>
              </table:table-cell>
              <table:table-cell office:value-type="float" office:value="0">
                <text:p>0</text:p>
                <draw:g>
                  <svg:desc>'emocao-youtube'.C17:'emocao-youtube'.C1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youtube'.B18:'emocao-youtube'.B18</svg:desc>
                </draw:g>
              </table:table-cell>
              <table:table-cell office:value-type="float" office:value="0">
                <text:p>0</text:p>
                <draw:g>
                  <svg:desc>'emocao-youtube'.C18:'emocao-youtube'.C1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youtube'.B19:'emocao-youtube'.B19</svg:desc>
                </draw:g>
              </table:table-cell>
              <table:table-cell office:value-type="float" office:value="0">
                <text:p>0</text:p>
                <draw:g>
                  <svg:desc>'emocao-youtube'.C19:'emocao-youtube'.C1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youtube'.B20:'emocao-youtube'.B20</svg:desc>
                </draw:g>
              </table:table-cell>
              <table:table-cell office:value-type="float" office:value="0">
                <text:p>0</text:p>
                <draw:g>
                  <svg:desc>'emocao-youtube'.C20:'emocao-youtube'.C20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youtube'.B23:'emocao-youtube'.C29" chart:data-source-has-labels="column" svg:x="1.331cm" svg:y="0.18cm" svg:width="11.636cm" svg:height="7.659cm">
          <chartooo:coordinate-region svg:x="2.138cm" svg:y="0.379cm" svg:width="10.829cm" svg:height="7.261cm"/>
          <chart:axis chart:dimension="x" chart:name="primary-x" chart:style-name="ch4">
            <chart:title svg:x="5.901cm" svg:y="7.969cm" chart:style-name="ch5">
              <text:p>Geraldo Alckmin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emocao-youtube'.C23:'emocao-youtube'.C23" chart:label-cell-address="'emocao-youtube'.B23:'emocao-youtube'.B23" chart:class="chart:bar">
            <chart:data-point/>
          </chart:series>
          <chart:series chart:style-name="ch9" chart:values-cell-range-address="'emocao-youtube'.C24:'emocao-youtube'.C24" chart:label-cell-address="'emocao-youtube'.B24:'emocao-youtube'.B24" chart:class="chart:bar">
            <chart:data-point/>
          </chart:series>
          <chart:series chart:style-name="ch10" chart:values-cell-range-address="'emocao-youtube'.C25:'emocao-youtube'.C25" chart:label-cell-address="'emocao-youtube'.B25:'emocao-youtube'.B25" chart:class="chart:bar">
            <chart:data-point/>
          </chart:series>
          <chart:series chart:style-name="ch11" chart:values-cell-range-address="'emocao-youtube'.C26:'emocao-youtube'.C26" chart:label-cell-address="'emocao-youtube'.B26:'emocao-youtube'.B26" chart:class="chart:bar">
            <chart:data-point/>
          </chart:series>
          <chart:series chart:style-name="ch12" chart:values-cell-range-address="'emocao-youtube'.C27:'emocao-youtube'.C27" chart:label-cell-address="'emocao-youtube'.B27:'emocao-youtube'.B27" chart:class="chart:bar">
            <chart:data-point/>
          </chart:series>
          <chart:series chart:style-name="ch13" chart:values-cell-range-address="'emocao-youtube'.C28:'emocao-youtube'.C28" chart:label-cell-address="'emocao-youtube'.B28:'emocao-youtube'.B28" chart:class="chart:bar">
            <chart:data-point/>
          </chart:series>
          <chart:series chart:style-name="ch14" chart:values-cell-range-address="'emocao-youtube'.C29:'emocao-youtube'.C29" chart:label-cell-address="'emocao-youtube'.B29:'emocao-youtube'.B2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youtube'.B23:'emocao-youtube'.B23</svg:desc>
                </draw:g>
              </table:table-cell>
              <table:table-cell office:value-type="float" office:value="166">
                <text:p>166</text:p>
                <draw:g>
                  <svg:desc>'emocao-youtube'.C23:'emocao-youtube'.C23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youtube'.B24:'emocao-youtube'.B24</svg:desc>
                </draw:g>
              </table:table-cell>
              <table:table-cell office:value-type="float" office:value="20">
                <text:p>20</text:p>
                <draw:g>
                  <svg:desc>'emocao-youtube'.C24:'emocao-youtube'.C24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youtube'.B25:'emocao-youtube'.B25</svg:desc>
                </draw:g>
              </table:table-cell>
              <table:table-cell office:value-type="float" office:value="0">
                <text:p>0</text:p>
                <draw:g>
                  <svg:desc>'emocao-youtube'.C25:'emocao-youtube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youtube'.B26:'emocao-youtube'.B26</svg:desc>
                </draw:g>
              </table:table-cell>
              <table:table-cell office:value-type="float" office:value="17">
                <text:p>17</text:p>
                <draw:g>
                  <svg:desc>'emocao-youtube'.C26:'emocao-youtube'.C26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youtube'.B27:'emocao-youtube'.B27</svg:desc>
                </draw:g>
              </table:table-cell>
              <table:table-cell office:value-type="float" office:value="0">
                <text:p>0</text:p>
                <draw:g>
                  <svg:desc>'emocao-youtube'.C27:'emocao-youtube'.C27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youtube'.B28:'emocao-youtube'.B28</svg:desc>
                </draw:g>
              </table:table-cell>
              <table:table-cell office:value-type="float" office:value="0">
                <text:p>0</text:p>
                <draw:g>
                  <svg:desc>'emocao-youtube'.C28:'emocao-youtube'.C28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youtube'.B29:'emocao-youtube'.B29</svg:desc>
                </draw:g>
              </table:table-cell>
              <table:table-cell office:value-type="float" office:value="198">
                <text:p>198</text:p>
                <draw:g>
                  <svg:desc>'emocao-youtube'.C29:'emocao-youtube'.C29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youtube'.B32:'emocao-youtube'.C38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7cm" svg:y="7.969cm" chart:style-name="ch5">
              <text:p>Jair Bolsonaro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emocao-youtube'.C32:'emocao-youtube'.C32" chart:label-cell-address="'emocao-youtube'.B32:'emocao-youtube'.B32" chart:class="chart:bar">
            <chart:data-point/>
          </chart:series>
          <chart:series chart:style-name="ch9" chart:values-cell-range-address="'emocao-youtube'.C33:'emocao-youtube'.C33" chart:label-cell-address="'emocao-youtube'.B33:'emocao-youtube'.B33" chart:class="chart:bar">
            <chart:data-point/>
          </chart:series>
          <chart:series chart:style-name="ch10" chart:values-cell-range-address="'emocao-youtube'.C34:'emocao-youtube'.C34" chart:label-cell-address="'emocao-youtube'.B34:'emocao-youtube'.B34" chart:class="chart:bar">
            <chart:data-point/>
          </chart:series>
          <chart:series chart:style-name="ch11" chart:values-cell-range-address="'emocao-youtube'.C35:'emocao-youtube'.C35" chart:label-cell-address="'emocao-youtube'.B35:'emocao-youtube'.B35" chart:class="chart:bar">
            <chart:data-point/>
          </chart:series>
          <chart:series chart:style-name="ch12" chart:values-cell-range-address="'emocao-youtube'.C36:'emocao-youtube'.C36" chart:label-cell-address="'emocao-youtube'.B36:'emocao-youtube'.B36" chart:class="chart:bar">
            <chart:data-point/>
          </chart:series>
          <chart:series chart:style-name="ch13" chart:values-cell-range-address="'emocao-youtube'.C37:'emocao-youtube'.C37" chart:label-cell-address="'emocao-youtube'.B37:'emocao-youtube'.B37" chart:class="chart:bar">
            <chart:data-point/>
          </chart:series>
          <chart:series chart:style-name="ch14" chart:values-cell-range-address="'emocao-youtube'.C38:'emocao-youtube'.C38" chart:label-cell-address="'emocao-youtube'.B38:'emocao-youtube'.B3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youtube'.B32:'emocao-youtube'.B32</svg:desc>
                </draw:g>
              </table:table-cell>
              <table:table-cell office:value-type="float" office:value="919">
                <text:p>919</text:p>
                <draw:g>
                  <svg:desc>'emocao-youtube'.C32:'emocao-youtube'.C32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youtube'.B33:'emocao-youtube'.B33</svg:desc>
                </draw:g>
              </table:table-cell>
              <table:table-cell office:value-type="float" office:value="87">
                <text:p>87</text:p>
                <draw:g>
                  <svg:desc>'emocao-youtube'.C33:'emocao-youtube'.C33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youtube'.B34:'emocao-youtube'.B34</svg:desc>
                </draw:g>
              </table:table-cell>
              <table:table-cell office:value-type="float" office:value="2">
                <text:p>2</text:p>
                <draw:g>
                  <svg:desc>'emocao-youtube'.C34:'emocao-youtube'.C34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youtube'.B35:'emocao-youtube'.B35</svg:desc>
                </draw:g>
              </table:table-cell>
              <table:table-cell office:value-type="float" office:value="18">
                <text:p>18</text:p>
                <draw:g>
                  <svg:desc>'emocao-youtube'.C35:'emocao-youtube'.C35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youtube'.B36:'emocao-youtube'.B36</svg:desc>
                </draw:g>
              </table:table-cell>
              <table:table-cell office:value-type="float" office:value="5">
                <text:p>5</text:p>
                <draw:g>
                  <svg:desc>'emocao-youtube'.C36:'emocao-youtube'.C36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youtube'.B37:'emocao-youtube'.B37</svg:desc>
                </draw:g>
              </table:table-cell>
              <table:table-cell office:value-type="float" office:value="7">
                <text:p>7</text:p>
                <draw:g>
                  <svg:desc>'emocao-youtube'.C37:'emocao-youtube'.C37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youtube'.B38:'emocao-youtube'.B38</svg:desc>
                </draw:g>
              </table:table-cell>
              <table:table-cell office:value-type="float" office:value="857">
                <text:p>857</text:p>
                <draw:g>
                  <svg:desc>'emocao-youtube'.C38:'emocao-youtube'.C38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14:'emocao-facebook'.C20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769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14:'emocao-facebook'.C14" chart:label-cell-address="'emocao-facebook'.B14:'emocao-facebook'.B14" chart:class="chart:bar">
            <chart:data-point/>
          </chart:series>
          <chart:series chart:style-name="ch9" chart:values-cell-range-address="'emocao-facebook'.C15:'emocao-facebook'.C15" chart:label-cell-address="'emocao-facebook'.B15:'emocao-facebook'.B15" chart:class="chart:bar">
            <chart:data-point/>
          </chart:series>
          <chart:series chart:style-name="ch10" chart:values-cell-range-address="'emocao-facebook'.C16:'emocao-facebook'.C16" chart:label-cell-address="'emocao-facebook'.B16:'emocao-facebook'.B16" chart:class="chart:bar">
            <chart:data-point/>
          </chart:series>
          <chart:series chart:style-name="ch11" chart:values-cell-range-address="'emocao-facebook'.C17:'emocao-facebook'.C17" chart:label-cell-address="'emocao-facebook'.B17:'emocao-facebook'.B17" chart:class="chart:bar">
            <chart:data-point/>
          </chart:series>
          <chart:series chart:style-name="ch12" chart:values-cell-range-address="'emocao-facebook'.C18:'emocao-facebook'.C18" chart:label-cell-address="'emocao-facebook'.B18:'emocao-facebook'.B18" chart:class="chart:bar">
            <chart:data-point/>
          </chart:series>
          <chart:series chart:style-name="ch13" chart:values-cell-range-address="'emocao-facebook'.C19:'emocao-facebook'.C19" chart:label-cell-address="'emocao-facebook'.B19:'emocao-facebook'.B19" chart:class="chart:bar">
            <chart:data-point/>
          </chart:series>
          <chart:series chart:style-name="ch14" chart:values-cell-range-address="'emocao-facebook'.C20:'emocao-facebook'.C20" chart:label-cell-address="'emocao-facebook'.B20:'emocao-facebook'.B2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14:'emocao-facebook'.B14</svg:desc>
                </draw:g>
              </table:table-cell>
              <table:table-cell office:value-type="float" office:value="2561">
                <text:p>2561</text:p>
                <draw:g>
                  <svg:desc>'emocao-facebook'.C14:'emocao-facebook'.C1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15:'emocao-facebook'.B15</svg:desc>
                </draw:g>
              </table:table-cell>
              <table:table-cell office:value-type="float" office:value="148">
                <text:p>148</text:p>
                <draw:g>
                  <svg:desc>'emocao-facebook'.C15:'emocao-facebook'.C1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16:'emocao-facebook'.B16</svg:desc>
                </draw:g>
              </table:table-cell>
              <table:table-cell office:value-type="float" office:value="1">
                <text:p>1</text:p>
                <draw:g>
                  <svg:desc>'emocao-facebook'.C16:'emocao-facebook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17:'emocao-facebook'.B17</svg:desc>
                </draw:g>
              </table:table-cell>
              <table:table-cell office:value-type="float" office:value="920">
                <text:p>920</text:p>
                <draw:g>
                  <svg:desc>'emocao-facebook'.C17:'emocao-facebook'.C1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18:'emocao-facebook'.B18</svg:desc>
                </draw:g>
              </table:table-cell>
              <table:table-cell office:value-type="float" office:value="9">
                <text:p>9</text:p>
                <draw:g>
                  <svg:desc>'emocao-facebook'.C18:'emocao-facebook'.C1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19:'emocao-facebook'.B19</svg:desc>
                </draw:g>
              </table:table-cell>
              <table:table-cell office:value-type="float" office:value="33">
                <text:p>33</text:p>
                <draw:g>
                  <svg:desc>'emocao-facebook'.C19:'emocao-facebook'.C1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20:'emocao-facebook'.B20</svg:desc>
                </draw:g>
              </table:table-cell>
              <table:table-cell office:value-type="float" office:value="2446">
                <text:p>2446</text:p>
                <draw:g>
                  <svg:desc>'emocao-facebook'.C20:'emocao-facebook'.C2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youtube'.B41:'emocao-youtube'.C47" chart:data-source-has-labels="column" svg:x="1.331cm" svg:y="0.18cm" svg:width="11.636cm" svg:height="7.659cm">
          <chartooo:coordinate-region svg:x="2.138cm" svg:y="0.38cm" svg:width="10.829cm" svg:height="7.26cm"/>
          <chart:axis chart:dimension="x" chart:name="primary-x" chart:style-name="ch4">
            <chart:title svg:x="5.903cm" svg:y="7.969cm" chart:style-name="ch5">
              <text:p>Marina Silva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emocao-youtube'.C41:'emocao-youtube'.C41" chart:label-cell-address="'emocao-youtube'.B41:'emocao-youtube'.B41" chart:class="chart:bar">
            <chart:data-point/>
          </chart:series>
          <chart:series chart:style-name="ch9" chart:values-cell-range-address="'emocao-youtube'.C42:'emocao-youtube'.C42" chart:label-cell-address="'emocao-youtube'.B42:'emocao-youtube'.B42" chart:class="chart:bar">
            <chart:data-point/>
          </chart:series>
          <chart:series chart:style-name="ch10" chart:values-cell-range-address="'emocao-youtube'.C43:'emocao-youtube'.C43" chart:label-cell-address="'emocao-youtube'.B43:'emocao-youtube'.B43" chart:class="chart:bar">
            <chart:data-point/>
          </chart:series>
          <chart:series chart:style-name="ch11" chart:values-cell-range-address="'emocao-youtube'.C44:'emocao-youtube'.C44" chart:label-cell-address="'emocao-youtube'.B44:'emocao-youtube'.B44" chart:class="chart:bar">
            <chart:data-point/>
          </chart:series>
          <chart:series chart:style-name="ch12" chart:values-cell-range-address="'emocao-youtube'.C45:'emocao-youtube'.C45" chart:label-cell-address="'emocao-youtube'.B45:'emocao-youtube'.B45" chart:class="chart:bar">
            <chart:data-point/>
          </chart:series>
          <chart:series chart:style-name="ch13" chart:values-cell-range-address="'emocao-youtube'.C46:'emocao-youtube'.C46" chart:label-cell-address="'emocao-youtube'.B46:'emocao-youtube'.B46" chart:class="chart:bar">
            <chart:data-point/>
          </chart:series>
          <chart:series chart:style-name="ch14" chart:values-cell-range-address="'emocao-youtube'.C47:'emocao-youtube'.C47" chart:label-cell-address="'emocao-youtube'.B47:'emocao-youtube'.B4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youtube'.B41:'emocao-youtube'.B41</svg:desc>
                </draw:g>
              </table:table-cell>
              <table:table-cell office:value-type="float" office:value="265">
                <text:p>265</text:p>
                <draw:g>
                  <svg:desc>'emocao-youtube'.C41:'emocao-youtube'.C41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youtube'.B42:'emocao-youtube'.B42</svg:desc>
                </draw:g>
              </table:table-cell>
              <table:table-cell office:value-type="float" office:value="39">
                <text:p>39</text:p>
                <draw:g>
                  <svg:desc>'emocao-youtube'.C42:'emocao-youtube'.C42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youtube'.B43:'emocao-youtube'.B43</svg:desc>
                </draw:g>
              </table:table-cell>
              <table:table-cell office:value-type="float" office:value="0">
                <text:p>0</text:p>
                <draw:g>
                  <svg:desc>'emocao-youtube'.C43:'emocao-youtube'.C4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youtube'.B44:'emocao-youtube'.B44</svg:desc>
                </draw:g>
              </table:table-cell>
              <table:table-cell office:value-type="float" office:value="22">
                <text:p>22</text:p>
                <draw:g>
                  <svg:desc>'emocao-youtube'.C44:'emocao-youtube'.C44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youtube'.B45:'emocao-youtube'.B45</svg:desc>
                </draw:g>
              </table:table-cell>
              <table:table-cell office:value-type="float" office:value="0">
                <text:p>0</text:p>
                <draw:g>
                  <svg:desc>'emocao-youtube'.C45:'emocao-youtube'.C45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youtube'.B46:'emocao-youtube'.B46</svg:desc>
                </draw:g>
              </table:table-cell>
              <table:table-cell office:value-type="float" office:value="2">
                <text:p>2</text:p>
                <draw:g>
                  <svg:desc>'emocao-youtube'.C46:'emocao-youtube'.C46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youtube'.B47:'emocao-youtube'.B47</svg:desc>
                </draw:g>
              </table:table-cell>
              <table:table-cell office:value-type="float" office:value="310">
                <text:p>310</text:p>
                <draw:g>
                  <svg:desc>'emocao-youtube'.C47:'emocao-youtube'.C47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hashtag'.B4:'emocao-hashtag'.C10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6.549cm" svg:y="8.019cm" chart:style-name="ch5">
              <text:p>EleNão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emocao-hashtag'.C4:'emocao-hashtag'.C4" chart:label-cell-address="'emocao-hashtag'.B4:'emocao-hashtag'.B4" chart:class="chart:bar">
            <chart:data-point/>
          </chart:series>
          <chart:series chart:style-name="ch9" chart:values-cell-range-address="'emocao-hashtag'.C5:'emocao-hashtag'.C5" chart:label-cell-address="'emocao-hashtag'.B5:'emocao-hashtag'.B5" chart:class="chart:bar">
            <chart:data-point/>
          </chart:series>
          <chart:series chart:style-name="ch10" chart:values-cell-range-address="'emocao-hashtag'.C6:'emocao-hashtag'.C6" chart:label-cell-address="'emocao-hashtag'.B6:'emocao-hashtag'.B6" chart:class="chart:bar">
            <chart:data-point/>
          </chart:series>
          <chart:series chart:style-name="ch11" chart:values-cell-range-address="'emocao-hashtag'.C7:'emocao-hashtag'.C7" chart:label-cell-address="'emocao-hashtag'.B7:'emocao-hashtag'.B7" chart:class="chart:bar">
            <chart:data-point/>
          </chart:series>
          <chart:series chart:style-name="ch12" chart:values-cell-range-address="'emocao-hashtag'.C8:'emocao-hashtag'.C8" chart:label-cell-address="'emocao-hashtag'.B8:'emocao-hashtag'.B8" chart:class="chart:bar">
            <chart:data-point/>
          </chart:series>
          <chart:series chart:style-name="ch13" chart:values-cell-range-address="'emocao-hashtag'.C9:'emocao-hashtag'.C9" chart:label-cell-address="'emocao-hashtag'.B9:'emocao-hashtag'.B9" chart:class="chart:bar">
            <chart:data-point/>
          </chart:series>
          <chart:series chart:style-name="ch14" chart:values-cell-range-address="'emocao-hashtag'.C10:'emocao-hashtag'.C10" chart:label-cell-address="'emocao-hashtag'.B10:'emocao-hashtag'.B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hashtag'.B4:'emocao-hashtag'.B4</svg:desc>
                </draw:g>
              </table:table-cell>
              <table:table-cell office:value-type="float" office:value="1601">
                <text:p>1601</text:p>
                <draw:g>
                  <svg:desc>'emocao-hashtag'.C4:'emocao-hashtag'.C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hashtag'.B5:'emocao-hashtag'.B5</svg:desc>
                </draw:g>
              </table:table-cell>
              <table:table-cell office:value-type="float" office:value="319">
                <text:p>319</text:p>
                <draw:g>
                  <svg:desc>'emocao-hashtag'.C5:'emocao-hashtag'.C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hashtag'.B6:'emocao-hashtag'.B6</svg:desc>
                </draw:g>
              </table:table-cell>
              <table:table-cell office:value-type="float" office:value="1">
                <text:p>1</text:p>
                <draw:g>
                  <svg:desc>'emocao-hashtag'.C6:'emocao-hashtag'.C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hashtag'.B7:'emocao-hashtag'.B7</svg:desc>
                </draw:g>
              </table:table-cell>
              <table:table-cell office:value-type="float" office:value="223">
                <text:p>223</text:p>
                <draw:g>
                  <svg:desc>'emocao-hashtag'.C7:'emocao-hashtag'.C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hashtag'.B8:'emocao-hashtag'.B8</svg:desc>
                </draw:g>
              </table:table-cell>
              <table:table-cell office:value-type="float" office:value="74">
                <text:p>74</text:p>
                <draw:g>
                  <svg:desc>'emocao-hashtag'.C8:'emocao-hashtag'.C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hashtag'.B9:'emocao-hashtag'.B9</svg:desc>
                </draw:g>
              </table:table-cell>
              <table:table-cell office:value-type="float" office:value="37">
                <text:p>37</text:p>
                <draw:g>
                  <svg:desc>'emocao-hashtag'.C9:'emocao-hashtag'.C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hashtag'.B10:'emocao-hashtag'.B10</svg:desc>
                </draw:g>
              </table:table-cell>
              <table:table-cell office:value-type="float" office:value="6911">
                <text:p>6911</text:p>
                <draw:g>
                  <svg:desc>'emocao-hashtag'.C10:'emocao-hashtag'.C10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23:'emocao-facebook'.C29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1cm" svg:y="7.969cm" chart:style-name="ch5">
              <text:p>Geraldo Alckmin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23:'emocao-facebook'.C23" chart:label-cell-address="'emocao-facebook'.B23:'emocao-facebook'.B23" chart:class="chart:bar">
            <chart:data-point/>
          </chart:series>
          <chart:series chart:style-name="ch9" chart:values-cell-range-address="'emocao-facebook'.C24:'emocao-facebook'.C24" chart:label-cell-address="'emocao-facebook'.B24:'emocao-facebook'.B24" chart:class="chart:bar">
            <chart:data-point/>
          </chart:series>
          <chart:series chart:style-name="ch10" chart:values-cell-range-address="'emocao-facebook'.C25:'emocao-facebook'.C25" chart:label-cell-address="'emocao-facebook'.B25:'emocao-facebook'.B25" chart:class="chart:bar">
            <chart:data-point/>
          </chart:series>
          <chart:series chart:style-name="ch11" chart:values-cell-range-address="'emocao-facebook'.C26:'emocao-facebook'.C26" chart:label-cell-address="'emocao-facebook'.B26:'emocao-facebook'.B26" chart:class="chart:bar">
            <chart:data-point/>
          </chart:series>
          <chart:series chart:style-name="ch12" chart:values-cell-range-address="'emocao-facebook'.C27:'emocao-facebook'.C27" chart:label-cell-address="'emocao-facebook'.B27:'emocao-facebook'.B27" chart:class="chart:bar">
            <chart:data-point/>
          </chart:series>
          <chart:series chart:style-name="ch13" chart:values-cell-range-address="'emocao-facebook'.C28:'emocao-facebook'.C28" chart:label-cell-address="'emocao-facebook'.B28:'emocao-facebook'.B28" chart:class="chart:bar">
            <chart:data-point/>
          </chart:series>
          <chart:series chart:style-name="ch14" chart:values-cell-range-address="'emocao-facebook'.C29:'emocao-facebook'.C29" chart:label-cell-address="'emocao-facebook'.B29:'emocao-facebook'.B2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23:'emocao-facebook'.B23</svg:desc>
                </draw:g>
              </table:table-cell>
              <table:table-cell office:value-type="float" office:value="2331">
                <text:p>2331</text:p>
                <draw:g>
                  <svg:desc>'emocao-facebook'.C23:'emocao-facebook'.C23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24:'emocao-facebook'.B24</svg:desc>
                </draw:g>
              </table:table-cell>
              <table:table-cell office:value-type="float" office:value="155">
                <text:p>155</text:p>
                <draw:g>
                  <svg:desc>'emocao-facebook'.C24:'emocao-facebook'.C24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25:'emocao-facebook'.B25</svg:desc>
                </draw:g>
              </table:table-cell>
              <table:table-cell office:value-type="float" office:value="3">
                <text:p>3</text:p>
                <draw:g>
                  <svg:desc>'emocao-facebook'.C25:'emocao-facebook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26:'emocao-facebook'.B26</svg:desc>
                </draw:g>
              </table:table-cell>
              <table:table-cell office:value-type="float" office:value="190">
                <text:p>190</text:p>
                <draw:g>
                  <svg:desc>'emocao-facebook'.C26:'emocao-facebook'.C26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27:'emocao-facebook'.B27</svg:desc>
                </draw:g>
              </table:table-cell>
              <table:table-cell office:value-type="float" office:value="9">
                <text:p>9</text:p>
                <draw:g>
                  <svg:desc>'emocao-facebook'.C27:'emocao-facebook'.C27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28:'emocao-facebook'.B28</svg:desc>
                </draw:g>
              </table:table-cell>
              <table:table-cell office:value-type="float" office:value="18">
                <text:p>18</text:p>
                <draw:g>
                  <svg:desc>'emocao-facebook'.C28:'emocao-facebook'.C28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29:'emocao-facebook'.B29</svg:desc>
                </draw:g>
              </table:table-cell>
              <table:table-cell office:value-type="float" office:value="2371">
                <text:p>2371</text:p>
                <draw:g>
                  <svg:desc>'emocao-facebook'.C29:'emocao-facebook'.C2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32:'emocao-facebook'.C38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4cm" svg:y="7.969cm" chart:style-name="ch5">
              <text:p>Jair Bolsonaro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32:'emocao-facebook'.C32" chart:label-cell-address="'emocao-facebook'.B32:'emocao-facebook'.B32" chart:class="chart:bar">
            <chart:data-point/>
          </chart:series>
          <chart:series chart:style-name="ch9" chart:values-cell-range-address="'emocao-facebook'.C33:'emocao-facebook'.C33" chart:label-cell-address="'emocao-facebook'.B33:'emocao-facebook'.B33" chart:class="chart:bar">
            <chart:data-point/>
          </chart:series>
          <chart:series chart:style-name="ch10" chart:values-cell-range-address="'emocao-facebook'.C34:'emocao-facebook'.C34" chart:label-cell-address="'emocao-facebook'.B34:'emocao-facebook'.B34" chart:class="chart:bar">
            <chart:data-point/>
          </chart:series>
          <chart:series chart:style-name="ch11" chart:values-cell-range-address="'emocao-facebook'.C35:'emocao-facebook'.C35" chart:label-cell-address="'emocao-facebook'.B35:'emocao-facebook'.B35" chart:class="chart:bar">
            <chart:data-point/>
          </chart:series>
          <chart:series chart:style-name="ch12" chart:values-cell-range-address="'emocao-facebook'.C36:'emocao-facebook'.C36" chart:label-cell-address="'emocao-facebook'.B36:'emocao-facebook'.B36" chart:class="chart:bar">
            <chart:data-point/>
          </chart:series>
          <chart:series chart:style-name="ch13" chart:values-cell-range-address="'emocao-facebook'.C37:'emocao-facebook'.C37" chart:label-cell-address="'emocao-facebook'.B37:'emocao-facebook'.B37" chart:class="chart:bar">
            <chart:data-point/>
          </chart:series>
          <chart:series chart:style-name="ch14" chart:values-cell-range-address="'emocao-facebook'.C38:'emocao-facebook'.C38" chart:label-cell-address="'emocao-facebook'.B38:'emocao-facebook'.B3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32:'emocao-facebook'.B32</svg:desc>
                </draw:g>
              </table:table-cell>
              <table:table-cell office:value-type="float" office:value="4156">
                <text:p>4156</text:p>
                <draw:g>
                  <svg:desc>'emocao-facebook'.C32:'emocao-facebook'.C32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33:'emocao-facebook'.B33</svg:desc>
                </draw:g>
              </table:table-cell>
              <table:table-cell office:value-type="float" office:value="206">
                <text:p>206</text:p>
                <draw:g>
                  <svg:desc>'emocao-facebook'.C33:'emocao-facebook'.C33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34:'emocao-facebook'.B34</svg:desc>
                </draw:g>
              </table:table-cell>
              <table:table-cell office:value-type="float" office:value="4">
                <text:p>4</text:p>
                <draw:g>
                  <svg:desc>'emocao-facebook'.C34:'emocao-facebook'.C34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35:'emocao-facebook'.B35</svg:desc>
                </draw:g>
              </table:table-cell>
              <table:table-cell office:value-type="float" office:value="44">
                <text:p>44</text:p>
                <draw:g>
                  <svg:desc>'emocao-facebook'.C35:'emocao-facebook'.C35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36:'emocao-facebook'.B36</svg:desc>
                </draw:g>
              </table:table-cell>
              <table:table-cell office:value-type="float" office:value="11">
                <text:p>11</text:p>
                <draw:g>
                  <svg:desc>'emocao-facebook'.C36:'emocao-facebook'.C36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37:'emocao-facebook'.B37</svg:desc>
                </draw:g>
              </table:table-cell>
              <table:table-cell office:value-type="float" office:value="19">
                <text:p>19</text:p>
                <draw:g>
                  <svg:desc>'emocao-facebook'.C37:'emocao-facebook'.C37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38:'emocao-facebook'.B38</svg:desc>
                </draw:g>
              </table:table-cell>
              <table:table-cell office:value-type="float" office:value="3120">
                <text:p>3120</text:p>
                <draw:g>
                  <svg:desc>'emocao-facebook'.C38:'emocao-facebook'.C3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41:'emocao-facebook'.C47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3cm" svg:y="7.969cm" chart:style-name="ch5">
              <text:p>Marina Silva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41:'emocao-facebook'.C41" chart:label-cell-address="'emocao-facebook'.B41:'emocao-facebook'.B41" chart:class="chart:bar">
            <chart:data-point/>
          </chart:series>
          <chart:series chart:style-name="ch9" chart:values-cell-range-address="'emocao-facebook'.C42:'emocao-facebook'.C42" chart:label-cell-address="'emocao-facebook'.B42:'emocao-facebook'.B42" chart:class="chart:bar">
            <chart:data-point/>
          </chart:series>
          <chart:series chart:style-name="ch10" chart:values-cell-range-address="'emocao-facebook'.C43:'emocao-facebook'.C43" chart:label-cell-address="'emocao-facebook'.B43:'emocao-facebook'.B43" chart:class="chart:bar">
            <chart:data-point/>
          </chart:series>
          <chart:series chart:style-name="ch11" chart:values-cell-range-address="'emocao-facebook'.C44:'emocao-facebook'.C44" chart:label-cell-address="'emocao-facebook'.B44:'emocao-facebook'.B44" chart:class="chart:bar">
            <chart:data-point/>
          </chart:series>
          <chart:series chart:style-name="ch12" chart:values-cell-range-address="'emocao-facebook'.C45:'emocao-facebook'.C45" chart:label-cell-address="'emocao-facebook'.B45:'emocao-facebook'.B45" chart:class="chart:bar">
            <chart:data-point/>
          </chart:series>
          <chart:series chart:style-name="ch13" chart:values-cell-range-address="'emocao-facebook'.C46:'emocao-facebook'.C46" chart:label-cell-address="'emocao-facebook'.B46:'emocao-facebook'.B46" chart:class="chart:bar">
            <chart:data-point/>
          </chart:series>
          <chart:series chart:style-name="ch14" chart:values-cell-range-address="'emocao-facebook'.C47:'emocao-facebook'.C47" chart:label-cell-address="'emocao-facebook'.B47:'emocao-facebook'.B4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41:'emocao-facebook'.B41</svg:desc>
                </draw:g>
              </table:table-cell>
              <table:table-cell office:value-type="float" office:value="1978">
                <text:p>1978</text:p>
                <draw:g>
                  <svg:desc>'emocao-facebook'.C41:'emocao-facebook'.C41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42:'emocao-facebook'.B42</svg:desc>
                </draw:g>
              </table:table-cell>
              <table:table-cell office:value-type="float" office:value="185">
                <text:p>185</text:p>
                <draw:g>
                  <svg:desc>'emocao-facebook'.C42:'emocao-facebook'.C42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43:'emocao-facebook'.B43</svg:desc>
                </draw:g>
              </table:table-cell>
              <table:table-cell office:value-type="float" office:value="3">
                <text:p>3</text:p>
                <draw:g>
                  <svg:desc>'emocao-facebook'.C43:'emocao-facebook'.C4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44:'emocao-facebook'.B44</svg:desc>
                </draw:g>
              </table:table-cell>
              <table:table-cell office:value-type="float" office:value="136">
                <text:p>136</text:p>
                <draw:g>
                  <svg:desc>'emocao-facebook'.C44:'emocao-facebook'.C44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45:'emocao-facebook'.B45</svg:desc>
                </draw:g>
              </table:table-cell>
              <table:table-cell office:value-type="float" office:value="16">
                <text:p>16</text:p>
                <draw:g>
                  <svg:desc>'emocao-facebook'.C45:'emocao-facebook'.C45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46:'emocao-facebook'.B46</svg:desc>
                </draw:g>
              </table:table-cell>
              <table:table-cell office:value-type="float" office:value="22">
                <text:p>22</text:p>
                <draw:g>
                  <svg:desc>'emocao-facebook'.C46:'emocao-facebook'.C46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47:'emocao-facebook'.B47</svg:desc>
                </draw:g>
              </table:table-cell>
              <table:table-cell office:value-type="float" office:value="2287">
                <text:p>2287</text:p>
                <draw:g>
                  <svg:desc>'emocao-facebook'.C47:'emocao-facebook'.C4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instagram'.B4:'emocao-instagram'.C10" chart:data-source-has-labels="column" svg:x="1.331cm" svg:y="0.18cm" svg:width="11.636cm" svg:height="7.659cm">
          <chartooo:coordinate-region svg:x="2.323cm" svg:y="0.38cm" svg:width="10.644cm" svg:height="7.26cm"/>
          <chart:axis chart:dimension="x" chart:name="primary-x" chart:style-name="ch4">
            <chart:title svg:x="6.232cm" svg:y="8.019cm" chart:style-name="ch5">
              <text:p>Ciro Gomes</text:p>
            </chart:title>
          </chart:axis>
          <chart:axis chart:dimension="y" chart:name="primary-y" chart:style-name="ch6">
            <chart:title svg:x="0.451cm" svg:y="5.654cm" chart:style-name="ch7">
              <text:p>Comentários Istagram</text:p>
            </chart:title>
          </chart:axis>
          <chart:series chart:style-name="ch8" chart:values-cell-range-address="'emocao-instagram'.C4:'emocao-instagram'.C4" chart:label-cell-address="'emocao-instagram'.B4:'emocao-instagram'.B4" chart:class="chart:bar">
            <chart:data-point/>
          </chart:series>
          <chart:series chart:style-name="ch9" chart:values-cell-range-address="'emocao-instagram'.C5:'emocao-instagram'.C5" chart:label-cell-address="'emocao-instagram'.B5:'emocao-instagram'.B5" chart:class="chart:bar">
            <chart:data-point/>
          </chart:series>
          <chart:series chart:style-name="ch10" chart:values-cell-range-address="'emocao-instagram'.C6:'emocao-instagram'.C6" chart:label-cell-address="'emocao-instagram'.B6:'emocao-instagram'.B6" chart:class="chart:bar">
            <chart:data-point/>
          </chart:series>
          <chart:series chart:style-name="ch11" chart:values-cell-range-address="'emocao-instagram'.C7:'emocao-instagram'.C7" chart:label-cell-address="'emocao-instagram'.B7:'emocao-instagram'.B7" chart:class="chart:bar">
            <chart:data-point/>
          </chart:series>
          <chart:series chart:style-name="ch12" chart:values-cell-range-address="'emocao-instagram'.C8:'emocao-instagram'.C8" chart:label-cell-address="'emocao-instagram'.B8:'emocao-instagram'.B8" chart:class="chart:bar">
            <chart:data-point/>
          </chart:series>
          <chart:series chart:style-name="ch13" chart:values-cell-range-address="'emocao-instagram'.C9:'emocao-instagram'.C9" chart:label-cell-address="'emocao-instagram'.B9:'emocao-instagram'.B9" chart:class="chart:bar">
            <chart:data-point/>
          </chart:series>
          <chart:series chart:style-name="ch14" chart:values-cell-range-address="'emocao-instagram'.C10:'emocao-instagram'.C10" chart:label-cell-address="'emocao-instagram'.B10:'emocao-instagram'.B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instagram'.B4:'emocao-instagram'.B4</svg:desc>
                </draw:g>
              </table:table-cell>
              <table:table-cell office:value-type="float" office:value="1203">
                <text:p>1203</text:p>
                <draw:g>
                  <svg:desc>'emocao-instagram'.C4:'emocao-instagram'.C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instagram'.B5:'emocao-instagram'.B5</svg:desc>
                </draw:g>
              </table:table-cell>
              <table:table-cell office:value-type="float" office:value="81">
                <text:p>81</text:p>
                <draw:g>
                  <svg:desc>'emocao-instagram'.C5:'emocao-instagram'.C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instagram'.B6:'emocao-instagram'.B6</svg:desc>
                </draw:g>
              </table:table-cell>
              <table:table-cell office:value-type="float" office:value="0">
                <text:p>0</text:p>
                <draw:g>
                  <svg:desc>'emocao-instagram'.C6:'emocao-instagram'.C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instagram'.B7:'emocao-instagram'.B7</svg:desc>
                </draw:g>
              </table:table-cell>
              <table:table-cell office:value-type="float" office:value="94">
                <text:p>94</text:p>
                <draw:g>
                  <svg:desc>'emocao-instagram'.C7:'emocao-instagram'.C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instagram'.B8:'emocao-instagram'.B8</svg:desc>
                </draw:g>
              </table:table-cell>
              <table:table-cell office:value-type="float" office:value="6">
                <text:p>6</text:p>
                <draw:g>
                  <svg:desc>'emocao-instagram'.C8:'emocao-instagram'.C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instagram'.B9:'emocao-instagram'.B9</svg:desc>
                </draw:g>
              </table:table-cell>
              <table:table-cell office:value-type="float" office:value="4">
                <text:p>4</text:p>
                <draw:g>
                  <svg:desc>'emocao-instagram'.C9:'emocao-instagram'.C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instagram'.B10:'emocao-instagram'.B10</svg:desc>
                </draw:g>
              </table:table-cell>
              <table:table-cell office:value-type="float" office:value="810">
                <text:p>810</text:p>
                <draw:g>
                  <svg:desc>'emocao-instagram'.C10:'emocao-instagram'.C10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instagram'.B14:'emocao-instagram'.C20" chart:data-source-has-labels="column" svg:x="1.331cm" svg:y="0.18cm" svg:width="11.636cm" svg:height="7.659cm">
          <chartooo:coordinate-region svg:x="2.323cm" svg:y="0.38cm" svg:width="10.644cm" svg:height="7.26cm"/>
          <chart:axis chart:dimension="x" chart:name="primary-x" chart:style-name="ch4">
            <chart:title svg:x="5.769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654cm" chart:style-name="ch7">
              <text:p>Comentários Istagram</text:p>
            </chart:title>
          </chart:axis>
          <chart:series chart:style-name="ch8" chart:values-cell-range-address="'emocao-instagram'.C14:'emocao-instagram'.C14" chart:label-cell-address="'emocao-instagram'.B14:'emocao-instagram'.B14" chart:class="chart:bar">
            <chart:data-point/>
          </chart:series>
          <chart:series chart:style-name="ch9" chart:values-cell-range-address="'emocao-instagram'.C15:'emocao-instagram'.C15" chart:label-cell-address="'emocao-instagram'.B15:'emocao-instagram'.B15" chart:class="chart:bar">
            <chart:data-point/>
          </chart:series>
          <chart:series chart:style-name="ch10" chart:values-cell-range-address="'emocao-instagram'.C16:'emocao-instagram'.C16" chart:label-cell-address="'emocao-instagram'.B16:'emocao-instagram'.B16" chart:class="chart:bar">
            <chart:data-point/>
          </chart:series>
          <chart:series chart:style-name="ch11" chart:values-cell-range-address="'emocao-instagram'.C17:'emocao-instagram'.C17" chart:label-cell-address="'emocao-instagram'.B17:'emocao-instagram'.B17" chart:class="chart:bar">
            <chart:data-point/>
          </chart:series>
          <chart:series chart:style-name="ch12" chart:values-cell-range-address="'emocao-instagram'.C18:'emocao-instagram'.C18" chart:label-cell-address="'emocao-instagram'.B18:'emocao-instagram'.B18" chart:class="chart:bar">
            <chart:data-point/>
          </chart:series>
          <chart:series chart:style-name="ch13" chart:values-cell-range-address="'emocao-instagram'.C19:'emocao-instagram'.C19" chart:label-cell-address="'emocao-instagram'.B19:'emocao-instagram'.B19" chart:class="chart:bar">
            <chart:data-point/>
          </chart:series>
          <chart:series chart:style-name="ch14" chart:values-cell-range-address="'emocao-instagram'.C20:'emocao-instagram'.C20" chart:label-cell-address="'emocao-instagram'.B20:'emocao-instagram'.B2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instagram'.B14:'emocao-instagram'.B14</svg:desc>
                </draw:g>
              </table:table-cell>
              <table:table-cell office:value-type="float" office:value="1208">
                <text:p>1208</text:p>
                <draw:g>
                  <svg:desc>'emocao-instagram'.C14:'emocao-instagram'.C1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instagram'.B15:'emocao-instagram'.B15</svg:desc>
                </draw:g>
              </table:table-cell>
              <table:table-cell office:value-type="float" office:value="87">
                <text:p>87</text:p>
                <draw:g>
                  <svg:desc>'emocao-instagram'.C15:'emocao-instagram'.C1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instagram'.B16:'emocao-instagram'.B16</svg:desc>
                </draw:g>
              </table:table-cell>
              <table:table-cell office:value-type="float" office:value="0">
                <text:p>0</text:p>
                <draw:g>
                  <svg:desc>'emocao-instagram'.C16:'emocao-instagram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instagram'.B17:'emocao-instagram'.B17</svg:desc>
                </draw:g>
              </table:table-cell>
              <table:table-cell office:value-type="float" office:value="390">
                <text:p>390</text:p>
                <draw:g>
                  <svg:desc>'emocao-instagram'.C17:'emocao-instagram'.C1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instagram'.B18:'emocao-instagram'.B18</svg:desc>
                </draw:g>
              </table:table-cell>
              <table:table-cell office:value-type="float" office:value="6">
                <text:p>6</text:p>
                <draw:g>
                  <svg:desc>'emocao-instagram'.C18:'emocao-instagram'.C1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instagram'.B19:'emocao-instagram'.B19</svg:desc>
                </draw:g>
              </table:table-cell>
              <table:table-cell office:value-type="float" office:value="10">
                <text:p>10</text:p>
                <draw:g>
                  <svg:desc>'emocao-instagram'.C19:'emocao-instagram'.C1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instagram'.B20:'emocao-instagram'.B20</svg:desc>
                </draw:g>
              </table:table-cell>
              <table:table-cell office:value-type="float" office:value="1102">
                <text:p>1102</text:p>
                <draw:g>
                  <svg:desc>'emocao-instagram'.C20:'emocao-instagram'.C20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instagram'.B23:'emocao-instagram'.C29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1cm" svg:y="7.969cm" chart:style-name="ch5">
              <text:p>Geraldo Alckmin</text:p>
            </chart:title>
          </chart:axis>
          <chart:axis chart:dimension="y" chart:name="primary-y" chart:style-name="ch6">
            <chart:title svg:x="0.451cm" svg:y="5.654cm" chart:style-name="ch7">
              <text:p>Comentários Istagram</text:p>
            </chart:title>
          </chart:axis>
          <chart:series chart:style-name="ch8" chart:values-cell-range-address="'emocao-instagram'.C23:'emocao-instagram'.C23" chart:label-cell-address="'emocao-instagram'.B23:'emocao-instagram'.B23" chart:class="chart:bar">
            <chart:data-point/>
          </chart:series>
          <chart:series chart:style-name="ch9" chart:values-cell-range-address="'emocao-instagram'.C24:'emocao-instagram'.C24" chart:label-cell-address="'emocao-instagram'.B24:'emocao-instagram'.B24" chart:class="chart:bar">
            <chart:data-point/>
          </chart:series>
          <chart:series chart:style-name="ch10" chart:values-cell-range-address="'emocao-instagram'.C25:'emocao-instagram'.C25" chart:label-cell-address="'emocao-instagram'.B25:'emocao-instagram'.B25" chart:class="chart:bar">
            <chart:data-point/>
          </chart:series>
          <chart:series chart:style-name="ch11" chart:values-cell-range-address="'emocao-instagram'.C26:'emocao-instagram'.C26" chart:label-cell-address="'emocao-instagram'.B26:'emocao-instagram'.B26" chart:class="chart:bar">
            <chart:data-point/>
          </chart:series>
          <chart:series chart:style-name="ch12" chart:values-cell-range-address="'emocao-instagram'.C27:'emocao-instagram'.C27" chart:label-cell-address="'emocao-instagram'.B27:'emocao-instagram'.B27" chart:class="chart:bar">
            <chart:data-point/>
          </chart:series>
          <chart:series chart:style-name="ch13" chart:values-cell-range-address="'emocao-instagram'.C28:'emocao-instagram'.C28" chart:label-cell-address="'emocao-instagram'.B28:'emocao-instagram'.B28" chart:class="chart:bar">
            <chart:data-point/>
          </chart:series>
          <chart:series chart:style-name="ch14" chart:values-cell-range-address="'emocao-instagram'.C29:'emocao-instagram'.C29" chart:label-cell-address="'emocao-instagram'.B29:'emocao-instagram'.B2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instagram'.B23:'emocao-instagram'.B23</svg:desc>
                </draw:g>
              </table:table-cell>
              <table:table-cell office:value-type="float" office:value="1354">
                <text:p>1354</text:p>
                <draw:g>
                  <svg:desc>'emocao-instagram'.C23:'emocao-instagram'.C23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instagram'.B24:'emocao-instagram'.B24</svg:desc>
                </draw:g>
              </table:table-cell>
              <table:table-cell office:value-type="float" office:value="117">
                <text:p>117</text:p>
                <draw:g>
                  <svg:desc>'emocao-instagram'.C24:'emocao-instagram'.C24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instagram'.B25:'emocao-instagram'.B25</svg:desc>
                </draw:g>
              </table:table-cell>
              <table:table-cell office:value-type="float" office:value="0">
                <text:p>0</text:p>
                <draw:g>
                  <svg:desc>'emocao-instagram'.C25:'emocao-instagram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instagram'.B26:'emocao-instagram'.B26</svg:desc>
                </draw:g>
              </table:table-cell>
              <table:table-cell office:value-type="float" office:value="149">
                <text:p>149</text:p>
                <draw:g>
                  <svg:desc>'emocao-instagram'.C26:'emocao-instagram'.C26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instagram'.B27:'emocao-instagram'.B27</svg:desc>
                </draw:g>
              </table:table-cell>
              <table:table-cell office:value-type="float" office:value="5">
                <text:p>5</text:p>
                <draw:g>
                  <svg:desc>'emocao-instagram'.C27:'emocao-instagram'.C27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instagram'.B28:'emocao-instagram'.B28</svg:desc>
                </draw:g>
              </table:table-cell>
              <table:table-cell office:value-type="float" office:value="10">
                <text:p>10</text:p>
                <draw:g>
                  <svg:desc>'emocao-instagram'.C28:'emocao-instagram'.C28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instagram'.B29:'emocao-instagram'.B29</svg:desc>
                </draw:g>
              </table:table-cell>
              <table:table-cell office:value-type="float" office:value="1104">
                <text:p>1104</text:p>
                <draw:g>
                  <svg:desc>'emocao-instagram'.C29:'emocao-instagram'.C29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instagram'.B32:'emocao-instagram'.C38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4cm" svg:y="7.969cm" chart:style-name="ch5">
              <text:p>Jair Bolsonaro</text:p>
            </chart:title>
          </chart:axis>
          <chart:axis chart:dimension="y" chart:name="primary-y" chart:style-name="ch6">
            <chart:title svg:x="0.451cm" svg:y="5.654cm" chart:style-name="ch7">
              <text:p>Comentários Istagram</text:p>
            </chart:title>
          </chart:axis>
          <chart:series chart:style-name="ch8" chart:values-cell-range-address="'emocao-instagram'.C32:'emocao-instagram'.C32" chart:label-cell-address="'emocao-instagram'.B32:'emocao-instagram'.B32" chart:class="chart:bar">
            <chart:data-point/>
          </chart:series>
          <chart:series chart:style-name="ch9" chart:values-cell-range-address="'emocao-instagram'.C33:'emocao-instagram'.C33" chart:label-cell-address="'emocao-instagram'.B33:'emocao-instagram'.B33" chart:class="chart:bar">
            <chart:data-point/>
          </chart:series>
          <chart:series chart:style-name="ch10" chart:values-cell-range-address="'emocao-instagram'.C34:'emocao-instagram'.C34" chart:label-cell-address="'emocao-instagram'.B34:'emocao-instagram'.B34" chart:class="chart:bar">
            <chart:data-point/>
          </chart:series>
          <chart:series chart:style-name="ch11" chart:values-cell-range-address="'emocao-instagram'.C35:'emocao-instagram'.C35" chart:label-cell-address="'emocao-instagram'.B35:'emocao-instagram'.B35" chart:class="chart:bar">
            <chart:data-point/>
          </chart:series>
          <chart:series chart:style-name="ch12" chart:values-cell-range-address="'emocao-instagram'.C36:'emocao-instagram'.C36" chart:label-cell-address="'emocao-instagram'.B36:'emocao-instagram'.B36" chart:class="chart:bar">
            <chart:data-point/>
          </chart:series>
          <chart:series chart:style-name="ch13" chart:values-cell-range-address="'emocao-instagram'.C37:'emocao-instagram'.C37" chart:label-cell-address="'emocao-instagram'.B37:'emocao-instagram'.B37" chart:class="chart:bar">
            <chart:data-point/>
          </chart:series>
          <chart:series chart:style-name="ch14" chart:values-cell-range-address="'emocao-instagram'.C38:'emocao-instagram'.C38" chart:label-cell-address="'emocao-instagram'.B38:'emocao-instagram'.B3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instagram'.B32:'emocao-instagram'.B32</svg:desc>
                </draw:g>
              </table:table-cell>
              <table:table-cell office:value-type="float" office:value="1857">
                <text:p>1857</text:p>
                <draw:g>
                  <svg:desc>'emocao-instagram'.C32:'emocao-instagram'.C32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instagram'.B33:'emocao-instagram'.B33</svg:desc>
                </draw:g>
              </table:table-cell>
              <table:table-cell office:value-type="float" office:value="158">
                <text:p>158</text:p>
                <draw:g>
                  <svg:desc>'emocao-instagram'.C33:'emocao-instagram'.C33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instagram'.B34:'emocao-instagram'.B34</svg:desc>
                </draw:g>
              </table:table-cell>
              <table:table-cell office:value-type="float" office:value="0">
                <text:p>0</text:p>
                <draw:g>
                  <svg:desc>'emocao-instagram'.C34:'emocao-instagram'.C34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instagram'.B35:'emocao-instagram'.B35</svg:desc>
                </draw:g>
              </table:table-cell>
              <table:table-cell office:value-type="float" office:value="222">
                <text:p>222</text:p>
                <draw:g>
                  <svg:desc>'emocao-instagram'.C35:'emocao-instagram'.C35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instagram'.B36:'emocao-instagram'.B36</svg:desc>
                </draw:g>
              </table:table-cell>
              <table:table-cell office:value-type="float" office:value="9">
                <text:p>9</text:p>
                <draw:g>
                  <svg:desc>'emocao-instagram'.C36:'emocao-instagram'.C36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instagram'.B37:'emocao-instagram'.B37</svg:desc>
                </draw:g>
              </table:table-cell>
              <table:table-cell office:value-type="float" office:value="27">
                <text:p>27</text:p>
                <draw:g>
                  <svg:desc>'emocao-instagram'.C37:'emocao-instagram'.C37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instagram'.B38:'emocao-instagram'.B38</svg:desc>
                </draw:g>
              </table:table-cell>
              <table:table-cell office:value-type="float" office:value="2172">
                <text:p>2172</text:p>
                <draw:g>
                  <svg:desc>'emocao-instagram'.C38:'emocao-instagram'.C38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